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Liberation Mono', Menlo, Courier, monospace"/>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c3e" officeooo:paragraph-rsid="001b2c3e"/>
    </style:style>
    <style:style style:name="P2" style:family="paragraph" style:parent-style-name="Standard">
      <style:paragraph-properties fo:text-align="start" style:justify-single-word="false"/>
      <style:text-properties style:font-name="Sawasdee" fo:font-size="16pt" fo:font-weight="bold" officeooo:rsid="001b801a" officeooo:paragraph-rsid="001b801a"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Sawasdee" fo:font-size="16pt" officeooo:rsid="001b2c3e" officeooo:paragraph-rsid="001b2c3e" style:font-size-asian="16pt" style:font-size-complex="16pt"/>
    </style:style>
    <style:style style:name="P4" style:family="paragraph" style:parent-style-name="Standard">
      <style:paragraph-properties fo:text-align="end" style:justify-single-word="false"/>
      <style:text-properties style:font-name="Sawasdee" fo:font-size="16pt" officeooo:rsid="001b2c3e" officeooo:paragraph-rsid="001b2c3e" style:font-size-asian="16pt" style:font-size-complex="16pt"/>
    </style:style>
    <style:style style:name="P5" style:family="paragraph" style:parent-style-name="Standard">
      <style:paragraph-properties fo:text-align="center" style:justify-single-word="false"/>
      <style:text-properties style:font-name="Century Schoolbook L" fo:font-size="22pt" fo:font-weight="bold" officeooo:rsid="001b2c3e" officeooo:paragraph-rsid="001b2c3e"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Narrow" fo:font-size="12pt" fo:font-weight="normal" officeooo:rsid="001b801a" officeooo:paragraph-rsid="001bb41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9" style:family="paragraph" style:parent-style-name="Standard">
      <style:paragraph-properties fo:text-align="center" style:justify-single-word="false" fo:break-before="page"/>
      <style:text-properties style:font-name="Sawasdee" fo:font-size="16pt" fo:font-weight="bold" officeooo:rsid="001b2c3e" officeooo:paragraph-rsid="001b2c3e" style:font-size-asian="16pt" style:font-weight-asian="bold" style:font-size-complex="16pt" style:font-weight-complex="bold"/>
    </style:style>
    <style:style style:name="P10" style:family="paragraph" style:parent-style-name="Standard">
      <style:paragraph-properties fo:text-align="center" style:justify-single-word="false" fo:break-before="page"/>
      <style:text-properties style:font-name="Sawasdee" fo:font-size="16pt" fo:font-weight="bold" officeooo:rsid="001b801a" officeooo:paragraph-rsid="001b801a" style:font-size-asian="16pt" style:font-weight-asian="bold" style:font-size-complex="16pt" style:font-weight-complex="bold"/>
    </style:style>
    <style:style style:name="P11" style:family="paragraph" style:parent-style-name="Standard">
      <style:paragraph-properties fo:text-align="end" style:justify-single-word="false" fo:break-before="page"/>
      <style:text-properties style:font-name="Sawasdee" fo:font-size="16pt" officeooo:rsid="001b2c3e" officeooo:paragraph-rsid="001b2c3e" style:font-size-asian="16pt" style:font-size-complex="16pt"/>
    </style:style>
    <style:style style:name="P12"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1b801a" style:font-size-asian="16pt" style:font-weight-asian="bold" style:font-size-complex="16pt" style:font-weight-complex="bold"/>
    </style:style>
    <style:style style:name="P13"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00aa0" style:font-size-asian="16pt" style:font-weight-asian="bold" style:font-size-complex="16pt" style:font-weight-complex="bold"/>
    </style:style>
    <style:style style:name="P14"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5"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1ed47" style:font-size-asian="16pt" style:font-weight-asian="bold" style:font-size-complex="16pt" style:font-weight-complex="bold"/>
    </style:style>
    <style:style style:name="P1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ab-stops/>
      </style:paragraph-properties>
      <style:text-properties style:font-name="Sawasdee" fo:font-size="16pt" fo:font-weight="bold" officeooo:rsid="001b801a" officeooo:paragraph-rsid="001b801a" style:font-size-asian="16pt" style:font-weight-asian="bold" style:font-size-complex="16pt" style:font-weight-complex="bold"/>
    </style:style>
    <style:style style:name="P20"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2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00aa0" style:font-size-asian="13pt" style:font-style-asian="italic" style:font-weight-asian="normal" style:font-size-complex="13pt" style:font-style-complex="italic" style:font-weight-complex="normal"/>
    </style:style>
    <style:style style:name="P2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00aa0" style:font-size-asian="13pt" style:font-style-asian="normal" style:font-weight-asian="normal" style:font-size-complex="13pt" style:font-style-complex="normal" style:font-weight-complex="normal"/>
    </style:style>
    <style:style style:name="P27" style:family="paragraph" style:parent-style-name="Standard" style:list-style-name="L1">
      <style:text-properties style:font-name="Liberation Sans Narrow" fo:font-size="12pt" fo:font-weight="normal" officeooo:rsid="001b2c3e" officeooo:paragraph-rsid="001b2c3e" style:font-size-asian="12pt" style:font-weight-asian="normal" style:font-size-complex="12pt" style:font-weight-complex="normal"/>
    </style:style>
    <style:style style:name="P28" style:family="paragraph" style:parent-style-name="Standard" style:list-style-name="L1">
      <style:text-properties style:font-name="Liberation Sans Narrow" fo:font-size="12pt" fo:font-weight="normal" officeooo:rsid="001e9d6c" officeooo:paragraph-rsid="001e9d6c" style:font-size-asian="12pt" style:font-weight-asian="normal" style:font-size-complex="12pt" style:font-weight-complex="normal"/>
    </style:style>
    <style:style style:name="P29" style:family="paragraph" style:parent-style-name="Standard" style:list-style-name="L1">
      <style:text-properties style:font-name="Liberation Sans Narrow" fo:font-size="12pt" fo:font-weight="normal" officeooo:rsid="001b801a" officeooo:paragraph-rsid="001b801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31" style:family="paragraph" style:parent-style-name="Standard">
      <style:paragraph-properties fo:text-align="end" style:justify-single-word="false"/>
      <style:text-properties style:font-name="Sawasdee" fo:font-size="16pt" fo:font-style="normal" fo:font-weight="bold" officeooo:rsid="001b2c3e" officeooo:paragraph-rsid="001b2c3e" style:font-size-asian="16pt" style:font-style-asian="normal" style:font-weight-asian="bold" style:font-size-complex="16pt" style:font-style-complex="normal" style:font-weight-complex="bold"/>
    </style:style>
    <style:style style:name="P32" style:family="paragraph" style:parent-style-name="Standard">
      <style:paragraph-properties fo:text-align="start" style:justify-single-word="false"/>
      <style:text-properties style:font-name="Sawasdee" fo:font-size="16pt" fo:font-weight="bold" officeooo:rsid="001b801a" officeooo:paragraph-rsid="001b801a" style:font-size-asian="16pt" style:font-weight-asian="bold" style:font-size-complex="16pt" style:font-weight-complex="bold"/>
    </style:style>
    <style:style style:name="P33" style:family="paragraph" style:parent-style-name="Standard">
      <style:paragraph-properties fo:text-align="start" style:justify-single-word="false"/>
      <style:text-properties officeooo:rsid="001b801a" officeooo:paragraph-rsid="001b801a"/>
    </style:style>
    <style:style style:name="P34" style:family="paragraph" style:parent-style-name="Standard">
      <style:paragraph-properties fo:text-align="start" style:justify-single-word="false"/>
      <style:text-properties style:font-name="Liberation Sans Narrow" fo:font-size="12pt" fo:font-weight="normal" officeooo:paragraph-rsid="001b801a"/>
    </style:style>
    <style:style style:name="P35"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82ba8" style:font-size-asian="16pt" style:font-weight-asian="bold" style:font-size-complex="16pt" style:font-weight-complex="bold"/>
    </style:style>
    <style:style style:name="P3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200aa0" style:font-size-asian="10.5pt" style:font-weight-asian="normal" style:font-size-complex="12pt" style:font-weight-complex="normal"/>
    </style:style>
    <style:style style:name="P3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1b801a" style:font-size-asian="10.5pt" style:font-weight-asian="normal" style:font-size-complex="12pt" style:font-weight-complex="normal"/>
    </style:style>
    <style:style style:name="P39"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4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1ed47" style:font-size-asian="16pt" style:font-weight-asian="bold" style:font-size-complex="16pt" style:font-weight-complex="bold"/>
    </style:style>
    <style:style style:name="P4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82ba8" style:font-size-asian="16pt" style:font-weight-asian="bold" style:font-size-complex="16pt" style:font-weight-complex="bold"/>
    </style:style>
    <style:style style:name="P4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b697a" style:font-size-asian="16pt" style:font-weight-asian="bold" style:font-size-complex="16pt" style:font-weight-complex="bold"/>
    </style:style>
    <style:style style:name="P4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4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4pt" fo:font-weight="normal" officeooo:rsid="001b801a" officeooo:paragraph-rsid="002c2f25"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cm" fo:text-align="start" style:justify-single-word="false" fo:text-indent="2cm" style:auto-text-indent="false" fo:background-color="transparent">
        <style:tab-stops/>
      </style:paragraph-properties>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200aa0" style:font-size-asian="10.5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5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5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ffe98" style:font-size-asian="13pt" style:font-style-asian="italic" style:font-weight-asian="normal" style:font-size-complex="13pt" style:font-style-complex="italic" style:font-weight-complex="normal"/>
    </style:style>
    <style:style style:name="P5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5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5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d9b4" style:font-size-asian="16pt" style:font-style-asian="normal" style:font-weight-asian="bold" style:font-size-complex="16pt" style:font-style-complex="normal" style:font-weight-complex="bold"/>
    </style:style>
    <style:style style:name="P5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5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c2f25" style:font-size-asian="16pt" style:font-style-asian="normal" style:font-weight-asian="bold" style:font-size-complex="16pt" style:font-style-complex="normal" style:font-weight-complex="bold"/>
    </style:style>
    <style:style style:name="P5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df20a" style:font-size-asian="16pt" style:font-style-asian="normal" style:font-weight-asian="bold" style:font-size-complex="16pt" style:font-style-complex="normal" style:font-weight-complex="bold"/>
    </style:style>
    <style:style style:name="P5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6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fe98" style:font-size-asian="16pt" style:font-style-asian="normal" style:font-weight-asian="bold" style:font-size-complex="16pt" style:font-style-complex="normal" style:font-weight-complex="bold"/>
    </style:style>
    <style:style style:name="P6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12791" style:font-size-asian="16pt" style:font-style-asian="normal" style:font-weight-asian="bold" style:font-size-complex="16pt" style:font-style-complex="normal" style:font-weight-complex="bold"/>
    </style:style>
    <style:style style:name="P6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494d7" style:font-size-asian="16pt" style:font-style-asian="normal" style:font-weight-asian="bold" style:font-size-complex="16pt" style:font-style-complex="normal" style:font-weight-complex="bold"/>
    </style:style>
    <style:style style:name="P6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14be" style:font-size-asian="16pt" style:font-style-asian="normal" style:font-weight-asian="bold" style:font-size-complex="16pt" style:font-style-complex="normal" style:font-weight-complex="bold"/>
    </style:style>
    <style:style style:name="P6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5e08" style:font-size-asian="16pt" style:font-style-asian="normal" style:font-weight-asian="bold" style:font-size-complex="16pt" style:font-style-complex="normal" style:font-weight-complex="bold"/>
    </style:style>
    <style:style style:name="P6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ce3e7" style:font-size-asian="16pt" style:font-style-asian="normal" style:font-weight-asian="bold" style:font-size-complex="16pt" style:font-style-complex="normal" style:font-weight-complex="bold"/>
    </style:style>
    <style:style style:name="P6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92b04" officeooo:paragraph-rsid="00292b04" style:font-size-asian="16pt" style:font-style-asian="normal" style:font-weight-asian="bold" style:font-size-complex="16pt" style:font-style-complex="normal" style:font-weight-complex="bold"/>
    </style:style>
    <style:style style:name="P6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92b04" officeooo:paragraph-rsid="002a5829" style:font-size-asian="16pt" style:font-style-asian="normal" style:font-weight-asian="bold" style:font-size-complex="16pt" style:font-style-complex="normal" style:font-weight-complex="bold"/>
    </style:style>
    <style:style style:name="P6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a5829" style:font-size-asian="16pt" style:font-style-asian="normal" style:font-weight-asian="bold" style:font-size-complex="16pt" style:font-style-complex="normal" style:font-weight-complex="bold"/>
    </style:style>
    <style:style style:name="P6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7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dbd1c" style:font-size-asian="16pt" style:font-style-asian="normal" style:font-weight-asian="bold" style:font-size-complex="16pt" style:font-style-complex="normal" style:font-weight-complex="bold"/>
    </style:style>
    <style:style style:name="P7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ffe98" style:font-size-asian="16pt" style:font-style-asian="normal" style:font-weight-asian="bold" style:font-size-complex="16pt" style:font-style-complex="normal" style:font-weight-complex="bold"/>
    </style:style>
    <style:style style:name="P7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12791" style:font-size-asian="16pt" style:font-style-asian="normal" style:font-weight-asian="bold" style:font-size-complex="16pt" style:font-style-complex="normal" style:font-weight-complex="bold"/>
    </style:style>
    <style:style style:name="P7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7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75e08" style:font-size-asian="16pt" style:font-style-asian="normal" style:font-weight-asian="bold" style:font-size-complex="16pt" style:font-style-complex="normal" style:font-weight-complex="bold"/>
    </style:style>
    <style:style style:name="P7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86534" style:font-size-asian="16pt" style:font-style-asian="normal" style:font-weight-asian="bold" style:font-size-complex="16pt" style:font-style-complex="normal" style:font-weight-complex="bold"/>
    </style:style>
    <style:style style:name="P7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92e3a" style:font-size-asian="16pt" style:font-style-asian="normal" style:font-weight-asian="bold" style:font-size-complex="16pt" style:font-style-complex="normal" style:font-weight-complex="bold"/>
    </style:style>
    <style:style style:name="P7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ce3e7" style:font-size-asian="16pt" style:font-style-asian="normal" style:font-weight-asian="bold" style:font-size-complex="16pt" style:font-style-complex="normal" style:font-weight-complex="bold"/>
    </style:style>
    <style:style style:name="P7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9ebf" style:font-size-asian="16pt" style:font-style-asian="normal" style:font-weight-asian="bold" style:font-size-complex="16pt" style:font-style-complex="normal" style:font-weight-complex="bold"/>
    </style:style>
    <style:style style:name="P7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ae0d" style:font-size-asian="16pt" style:font-style-asian="normal" style:font-weight-asian="bold" style:font-size-complex="16pt" style:font-style-complex="normal" style:font-weight-complex="bold"/>
    </style:style>
    <style:style style:name="P8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e5d73" style:font-size-asian="16pt" style:font-style-asian="normal" style:font-weight-asian="bold" style:font-size-complex="16pt" style:font-style-complex="normal" style:font-weight-complex="bold"/>
    </style:style>
    <style:style style:name="P81"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82"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officeooo:paragraph-rsid="00282ba8"/>
    </style:style>
    <style:style style:name="P83"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85"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86"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none" fo:font-weight="normal" officeooo:rsid="00200aa0" officeooo:paragraph-rsid="00200aa0" style:font-size-asian="10.5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style:text-underline-style="none" fo:font-weight="normal" officeooo:rsid="00200aa0" officeooo:paragraph-rsid="0022ead0" style:font-size-asian="10.5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weight="bold" officeooo:rsid="001b801a" officeooo:paragraph-rsid="00292b04" style:font-size-asian="16pt" style:font-weight-asian="bold" style:font-size-complex="16pt" style:font-weight-complex="bold"/>
    </style:style>
    <style:style style:name="P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3e5d73" style:font-size-asian="16pt" style:font-style-asian="normal" style:font-weight-asian="bold" style:font-size-complex="16pt" style:font-style-complex="normal" style:font-weight-complex="bold"/>
    </style:style>
    <style:style style:name="P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2ead0" style:font-size-asian="13pt" style:font-style-asian="normal" style:font-weight-asian="normal" style:font-size-complex="13pt" style:font-style-complex="normal" style:font-weight-complex="normal"/>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1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111111" style:font-name="Liberation Sans Narrow" fo:font-size="12pt" style:text-underline-style="none" fo:font-weight="normal" officeooo:rsid="001b801a" officeooo:paragraph-rsid="001b801a" style:font-size-asian="10.5pt" style:font-weight-asian="normal" style:font-size-complex="12pt" style:font-weight-complex="normal"/>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10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10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92b04" style:font-size-asian="16pt" style:font-weight-asian="bold" style:font-size-complex="16pt" style:font-weight-complex="bold"/>
    </style:style>
    <style:style style:name="P10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292b04"/>
    </style:style>
    <style:style style:name="P10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10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d1da" style:font-size-asian="16pt" style:font-weight-asian="bold" style:font-size-complex="16pt" style:font-weight-complex="bold"/>
    </style:style>
    <style:style style:name="P10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d1da" style:font-size-asian="16pt" style:font-weight-asian="bold" style:font-size-complex="16pt" style:font-weight-complex="bold"/>
    </style:style>
    <style:style style:name="P10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fe98" style:font-size-asian="16pt" style:font-weight-asian="bold" style:font-size-complex="16pt" style:font-weight-complex="bold"/>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fe98" style:font-size-asian="16pt" style:font-weight-asian="bold" style:font-size-complex="16pt" style:font-weight-complex="bold"/>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1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1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color="#111111" style:font-name="Sawasdee" fo:font-size="16pt" fo:font-style="italic" fo:font-weight="bold" officeooo:paragraph-rsid="0022ead0"/>
    </style:style>
    <style:style style:name="P1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paragraph-rsid="0022ead0"/>
    </style:style>
    <style:style style:name="P114" style:family="paragraph" style:parent-style-name="Text_20_body">
      <style:text-properties style:font-name="Liberation Sans Narrow" fo:font-size="12pt" fo:font-weight="normal"/>
    </style:style>
    <style:style style:name="P115" style:family="paragraph" style:parent-style-name="Text_20_body">
      <style:paragraph-properties fo:margin-top="0cm" fo:margin-bottom="0cm" loext:contextual-spacing="false" fo:line-height="120%" style:writing-mode="lr-tb"/>
      <style:text-properties fo:font-variant="normal" fo:text-transform="none" fo:color="#111111" style:text-line-through-style="none" style:text-line-through-type="none" style:font-name="Liberation Sans Narrow" fo:font-size="12pt" fo:font-style="normal" style:text-underline-style="none" fo:font-weight="normal" style:text-blinking="false" fo:background-color="transparent" style:font-weight-asian="normal" style:font-weight-complex="normal"/>
    </style:style>
    <style:style style:name="P116" style:family="paragraph" style:parent-style-name="Text_20_body">
      <style:paragraph-properties fo:margin-top="0cm" fo:margin-bottom="0cm" loext:contextual-spacing="false" fo:line-height="120%" style:writing-mode="lr-tb"/>
      <style:text-properties fo:color="#111111" style:font-name="Liberation Sans Narrow" fo:font-weight="normal" style:font-weight-asian="normal"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200aa0" style:font-size-asian="14pt" style:font-weight-asian="normal" style:font-size-complex="14pt" style:font-weight-complex="normal"/>
    </style:style>
    <style:style style:name="T3"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1e9d6c" style:font-style-asian="italic" style:font-style-complex="italic"/>
    </style:style>
    <style:style style:name="T6" style:family="text">
      <style:text-properties style:font-name="Liberation Sans Narrow" fo:font-size="12pt" fo:font-weight="normal" style:font-size-asian="10.5pt" style:font-weight-asian="normal" style:font-size-complex="12pt" style:font-weight-complex="normal"/>
    </style:style>
    <style:style style:name="T7" style:family="text">
      <style:text-properties style:font-name="Liberation Sans Narrow" fo:font-size="12pt" fo:font-weight="normal" officeooo:rsid="00200aa0" style:font-size-asian="10.5pt" style:font-weight-asian="normal" style:font-size-complex="12pt" style:font-weight-complex="normal"/>
    </style:style>
    <style:style style:name="T8" style:family="text">
      <style:text-properties style:font-name="Liberation Sans Narrow" fo:font-size="12pt" fo:font-weight="normal" officeooo:rsid="0022ead0" style:font-size-asian="10.5pt" style:font-weight-asian="normal" style:font-size-complex="12pt" style:font-weight-complex="normal"/>
    </style:style>
    <style:style style:name="T9" style:family="text">
      <style:text-properties style:font-name="Liberation Sans Narrow" fo:font-size="12pt" fo:font-weight="normal" officeooo:rsid="001bb41f" style:font-size-asian="10.5pt" style:font-weight-asian="normal" style:font-size-complex="12pt" style:font-weight-complex="normal"/>
    </style:style>
    <style:style style:name="T10" style:family="text">
      <style:text-properties style:font-name="Liberation Sans Narrow" fo:font-size="12pt" fo:font-weight="normal" officeooo:rsid="00282ba8" style:font-size-asian="10.5pt" style:font-weight-asian="normal" style:font-size-complex="12pt" style:font-weight-complex="normal"/>
    </style:style>
    <style:style style:name="T11" style:family="text">
      <style:text-properties style:font-name="Liberation Sans Narrow" fo:font-size="12pt" fo:font-weight="normal" officeooo:rsid="0028d9b4" style:font-size-asian="10.5pt" style:font-weight-asian="normal" style:font-size-complex="12pt" style:font-weight-complex="normal"/>
    </style:style>
    <style:style style:name="T12" style:family="text">
      <style:text-properties style:font-name="Liberation Sans Narrow" fo:font-size="12pt" fo:font-weight="normal" officeooo:rsid="00292b04" style:font-size-asian="10.5pt" style:font-weight-asian="normal" style:font-size-complex="12pt" style:font-weight-complex="normal"/>
    </style:style>
    <style:style style:name="T13" style:family="text">
      <style:text-properties style:font-name="Liberation Sans Narrow" fo:font-size="12pt" fo:font-weight="normal" officeooo:rsid="002a5829" style:font-size-asian="10.5pt" style:font-weight-asian="normal" style:font-size-complex="12pt" style:font-weight-complex="normal"/>
    </style:style>
    <style:style style:name="T14" style:family="text">
      <style:text-properties style:font-name="Liberation Sans Narrow" fo:font-size="12pt" fo:font-weight="normal" officeooo:rsid="002ab49c" style:font-size-asian="10.5pt" style:font-weight-asian="normal" style:font-size-complex="12pt" style:font-weight-complex="normal"/>
    </style:style>
    <style:style style:name="T15" style:family="text">
      <style:text-properties style:font-name="Liberation Sans Narrow" fo:font-size="12pt" fo:font-weight="normal" officeooo:rsid="002b5d4a" style:font-size-asian="10.5pt" style:font-weight-asian="normal" style:font-size-complex="12pt" style:font-weight-complex="normal"/>
    </style:style>
    <style:style style:name="T16" style:family="text">
      <style:text-properties style:font-name="Liberation Sans Narrow" fo:font-size="12pt" fo:font-weight="normal" officeooo:rsid="002b697a" style:font-size-asian="10.5pt" style:font-weight-asian="normal" style:font-size-complex="12pt" style:font-weight-complex="normal"/>
    </style:style>
    <style:style style:name="T17" style:family="text">
      <style:text-properties style:font-name="Liberation Sans Narrow" fo:font-size="12pt" fo:font-weight="normal" officeooo:rsid="002c2f25" style:font-size-asian="10.5pt" style:font-weight-asian="normal" style:font-size-complex="12pt" style:font-weight-complex="normal"/>
    </style:style>
    <style:style style:name="T18" style:family="text">
      <style:text-properties style:font-name="Liberation Sans Narrow" fo:font-size="12pt" fo:font-weight="normal" officeooo:rsid="002dbd1c" style:font-size-asian="10.5pt" style:font-weight-asian="normal" style:font-size-complex="12pt" style:font-weight-complex="normal"/>
    </style:style>
    <style:style style:name="T19" style:family="text">
      <style:text-properties style:font-name="Liberation Sans Narrow" fo:font-size="12pt" fo:font-weight="normal" officeooo:rsid="002df20a" style:font-size-asian="10.5pt" style:font-weight-asian="normal" style:font-size-complex="12pt" style:font-weight-complex="normal"/>
    </style:style>
    <style:style style:name="T20" style:family="text">
      <style:text-properties style:font-name="Liberation Sans Narrow" fo:font-size="12pt" fo:font-weight="normal" officeooo:rsid="002fd1da" style:font-size-asian="10.5pt" style:font-weight-asian="normal" style:font-size-complex="12pt" style:font-weight-complex="normal"/>
    </style:style>
    <style:style style:name="T21" style:family="text">
      <style:text-properties style:font-name="Liberation Sans Narrow" fo:font-size="12pt" fo:font-weight="normal" officeooo:rsid="002ffe98" style:font-size-asian="10.5pt" style:font-weight-asian="normal" style:font-size-complex="12pt" style:font-weight-complex="normal"/>
    </style:style>
    <style:style style:name="T22" style:family="text">
      <style:text-properties style:font-name="Liberation Sans Narrow" fo:font-size="12pt" fo:font-weight="normal" officeooo:rsid="00312791" style:font-size-asian="10.5pt" style:font-weight-asian="normal" style:font-size-complex="12pt" style:font-weight-complex="normal"/>
    </style:style>
    <style:style style:name="T23" style:family="text">
      <style:text-properties style:font-name="Liberation Sans Narrow" fo:font-size="12pt" fo:font-weight="normal" officeooo:rsid="00321943" style:font-size-asian="10.5pt" style:font-weight-asian="normal" style:font-size-complex="12pt" style:font-weight-complex="normal"/>
    </style:style>
    <style:style style:name="T24" style:family="text">
      <style:text-properties style:font-name="Liberation Sans Narrow" fo:font-size="12pt" fo:font-weight="normal" officeooo:rsid="003294f2" style:font-size-asian="10.5pt" style:font-weight-asian="normal" style:font-size-complex="12pt" style:font-weight-complex="normal"/>
    </style:style>
    <style:style style:name="T25" style:family="text">
      <style:text-properties style:font-name="Liberation Sans Narrow" fo:font-size="12pt" fo:font-weight="normal" officeooo:rsid="00344dfc" style:font-size-asian="10.5pt" style:font-weight-asian="normal" style:font-size-complex="12pt" style:font-weight-complex="normal"/>
    </style:style>
    <style:style style:name="T26" style:family="text">
      <style:text-properties style:font-name="Liberation Sans Narrow" fo:font-size="12pt" fo:font-weight="normal" officeooo:rsid="003494d7" style:font-size-asian="10.5pt" style:font-weight-asian="normal" style:font-size-complex="12pt" style:font-weight-complex="normal"/>
    </style:style>
    <style:style style:name="T27" style:family="text">
      <style:text-properties style:font-name="Liberation Sans Narrow" fo:font-size="12pt" fo:font-weight="normal" officeooo:rsid="00375e08" style:font-size-asian="10.5pt" style:font-weight-asian="normal" style:font-size-complex="12pt" style:font-weight-complex="normal"/>
    </style:style>
    <style:style style:name="T28" style:family="text">
      <style:text-properties style:font-name="Liberation Sans Narrow" fo:font-size="12pt" fo:font-weight="normal" officeooo:rsid="00386534" style:font-size-asian="10.5pt" style:font-weight-asian="normal" style:font-size-complex="12pt" style:font-weight-complex="normal"/>
    </style:style>
    <style:style style:name="T29" style:family="text">
      <style:text-properties style:font-name="Liberation Sans Narrow" fo:font-size="12pt" fo:font-weight="normal" officeooo:rsid="00392e3a" style:font-size-asian="10.5pt" style:font-weight-asian="normal" style:font-size-complex="12pt" style:font-weight-complex="normal"/>
    </style:style>
    <style:style style:name="T30" style:family="text">
      <style:text-properties style:font-name="Liberation Sans Narrow" fo:font-size="12pt" fo:font-weight="normal" officeooo:rsid="003ad542" style:font-size-asian="10.5pt" style:font-weight-asian="normal" style:font-size-complex="12pt" style:font-weight-complex="normal"/>
    </style:style>
    <style:style style:name="T31" style:family="text">
      <style:text-properties style:font-name="Liberation Sans Narrow" fo:font-size="12pt" fo:font-weight="normal" officeooo:rsid="003cc289" style:font-size-asian="10.5pt" style:font-weight-asian="normal" style:font-size-complex="12pt" style:font-weight-complex="normal"/>
    </style:style>
    <style:style style:name="T32" style:family="text">
      <style:text-properties style:font-name="Liberation Sans Narrow" fo:font-size="12pt" fo:font-weight="normal" officeooo:rsid="003ce3e7" style:font-size-asian="10.5pt" style:font-weight-asian="normal" style:font-size-complex="12pt" style:font-weight-complex="normal"/>
    </style:style>
    <style:style style:name="T33" style:family="text">
      <style:text-properties style:font-name="Liberation Sans Narrow" fo:font-size="12pt" fo:font-weight="normal" officeooo:rsid="003d9ebf" style:font-size-asian="10.5pt" style:font-weight-asian="normal" style:font-size-complex="12pt" style:font-weight-complex="normal"/>
    </style:style>
    <style:style style:name="T34" style:family="text">
      <style:text-properties style:font-name="Liberation Sans Narrow" fo:font-size="12pt" fo:font-weight="normal" officeooo:rsid="003dae0d" style:font-size-asian="10.5pt" style:font-weight-asian="normal" style:font-size-complex="12pt" style:font-weight-complex="normal"/>
    </style:style>
    <style:style style:name="T35" style:family="text">
      <style:text-properties style:font-name="Liberation Sans Narrow" fo:font-size="12pt" fo:font-weight="normal" officeooo:rsid="003e5d73" style:font-size-asian="10.5pt" style:font-weight-asian="normal" style:font-size-complex="12pt" style:font-weight-complex="normal"/>
    </style:style>
    <style:style style:name="T36" style:family="text">
      <style:text-properties style:font-name="Liberation Sans Narrow" fo:font-size="12pt" fo:font-style="normal" fo:font-weight="normal" officeooo:rsid="00200aa0" style:font-size-asian="10.5pt" style:font-style-asian="normal" style:font-weight-asian="normal" style:font-size-complex="12pt" style:font-style-complex="normal" style:font-weight-complex="normal"/>
    </style:style>
    <style:style style:name="T37" style:family="text">
      <style:text-properties style:font-name="Liberation Sans Narrow" fo:font-size="12pt" fo:font-style="normal" fo:font-weight="normal" officeooo:rsid="0022ead0" style:font-size-asian="10.5pt" style:font-style-asian="normal" style:font-weight-asian="normal" style:font-size-complex="12pt" style:font-style-complex="normal" style:font-weight-complex="normal"/>
    </style:style>
    <style:style style:name="T38" style:family="text">
      <style:text-properties style:font-name="Liberation Sans Narrow" fo:font-size="12pt" fo:font-style="normal" fo:font-weight="normal" officeooo:rsid="00282ba8" style:font-size-asian="10.5pt" style:font-style-asian="normal" style:font-weight-asian="normal" style:font-size-complex="12pt" style:font-style-complex="normal" style:font-weight-complex="normal"/>
    </style:style>
    <style:style style:name="T39" style:family="text">
      <style:text-properties style:font-name="Liberation Sans Narrow" fo:font-size="12pt" fo:font-style="normal" fo:font-weight="normal" officeooo:rsid="002c2f25" style:font-size-asian="10.5pt" style:font-style-asian="normal" style:font-weight-asian="normal" style:font-size-complex="12pt" style:font-style-complex="normal" style:font-weight-complex="normal"/>
    </style:style>
    <style:style style:name="T40" style:family="text">
      <style:text-properties style:font-name="Liberation Sans Narrow" fo:font-size="12pt" fo:font-style="normal" fo:font-weight="normal" officeooo:rsid="002fd1da" style:font-size-asian="10.5pt" style:font-style-asian="normal" style:font-weight-asian="normal" style:font-size-complex="12pt" style:font-style-complex="normal" style:font-weight-complex="normal"/>
    </style:style>
    <style:style style:name="T41" style:family="text">
      <style:text-properties style:font-name="Liberation Sans Narrow" fo:font-size="12pt" fo:font-style="normal" fo:font-weight="normal" officeooo:rsid="002ffe98" style:font-size-asian="10.5pt" style:font-style-asian="normal" style:font-weight-asian="normal" style:font-size-complex="12pt" style:font-style-complex="normal" style:font-weight-complex="normal"/>
    </style:style>
    <style:style style:name="T42" style:family="text">
      <style:text-properties style:font-name="Liberation Sans Narrow" fo:font-size="12pt" fo:font-style="normal" style:font-size-asian="10.5pt" style:font-style-asian="normal" style:font-size-complex="12pt" style:font-style-complex="normal"/>
    </style:style>
    <style:style style:name="T43" style:family="text">
      <style:text-properties style:font-name="Liberation Sans Narrow" fo:font-size="12pt" fo:font-style="normal" officeooo:rsid="00200aa0" style:font-size-asian="10.5pt" style:font-style-asian="normal" style:font-size-complex="12pt" style:font-style-complex="normal"/>
    </style:style>
    <style:style style:name="T44" style:family="text">
      <style:text-properties style:font-name="Liberation Sans Narrow" fo:font-size="12pt" fo:font-style="normal" officeooo:rsid="00282ba8" style:font-size-asian="10.5pt" style:font-style-asian="normal" style:font-size-complex="12pt" style:font-style-complex="normal"/>
    </style:style>
    <style:style style:name="T45" style:family="text">
      <style:text-properties style:font-name="Liberation Sans Narrow" fo:font-size="12pt" fo:font-style="normal" officeooo:rsid="002c2f25" style:font-size-asian="10.5pt" style:font-style-asian="normal" style:font-size-complex="12pt" style:font-style-complex="normal"/>
    </style:style>
    <style:style style:name="T46" style:family="text">
      <style:text-properties style:font-name="Liberation Sans Narrow" fo:font-size="12pt" fo:font-style="normal" officeooo:rsid="002dbd1c" style:font-size-asian="10.5pt" style:font-style-asian="normal" style:font-size-complex="12pt" style:font-style-complex="normal"/>
    </style:style>
    <style:style style:name="T47" style:family="text">
      <style:text-properties style:font-name="Liberation Sans Narrow" fo:font-size="12pt" fo:font-style="normal" officeooo:rsid="00312791" style:font-size-asian="10.5pt" style:font-style-asian="normal" style:font-size-complex="12pt" style:font-style-complex="normal"/>
    </style:style>
    <style:style style:name="T48" style:family="text">
      <style:text-properties style:font-name="Liberation Sans Narrow" fo:font-size="12pt" fo:font-style="normal" officeooo:rsid="00375e08" style:font-size-asian="10.5pt" style:font-style-asian="normal" style:font-size-complex="12pt" style:font-style-complex="normal"/>
    </style:style>
    <style:style style:name="T49" style:family="text">
      <style:text-properties style:font-name="Liberation Sans Narrow" fo:font-size="12pt" fo:font-style="normal" officeooo:rsid="003ce3e7" style:font-size-asian="10.5pt" style:font-style-asian="normal" style:font-size-complex="12pt" style:font-style-complex="normal"/>
    </style:style>
    <style:style style:name="T50" style:family="text">
      <style:text-properties style:font-name="Liberation Sans Narrow" fo:font-size="12pt" fo:font-style="normal" style:text-underline-style="solid" style:text-underline-width="auto" style:text-underline-color="font-color" fo:font-weight="normal" officeooo:rsid="0022ead0" style:font-size-asian="10.5pt" style:font-style-asian="normal" style:font-weight-asian="normal" style:font-size-complex="12pt" style:font-style-complex="normal" style:font-weight-complex="normal"/>
    </style:style>
    <style:style style:name="T51" style:family="text">
      <style:text-properties style:font-name="Liberation Sans Narrow" fo:font-size="12pt" style:font-size-asian="10.5pt" style:font-size-complex="12pt"/>
    </style:style>
    <style:style style:name="T52" style:family="text">
      <style:text-properties style:font-name="Liberation Sans Narrow" fo:font-size="12pt" officeooo:rsid="0022ead0" style:font-size-asian="10.5pt" style:font-size-complex="12pt"/>
    </style:style>
    <style:style style:name="T53" style:family="text">
      <style:text-properties style:font-name="Liberation Sans Narrow" fo:font-size="12pt" officeooo:rsid="00282ba8" style:font-size-asian="10.5pt" style:font-size-complex="12pt"/>
    </style:style>
    <style:style style:name="T54" style:family="text">
      <style:text-properties style:font-name="Liberation Sans Narrow" fo:font-size="12pt" officeooo:rsid="001bb41f" style:font-size-asian="10.5pt" style:font-size-complex="12pt"/>
    </style:style>
    <style:style style:name="T55" style:family="text">
      <style:text-properties style:font-name="Liberation Sans Narrow" fo:font-size="12pt" officeooo:rsid="002c2f25" style:font-size-asian="10.5pt" style:font-size-complex="12pt"/>
    </style:style>
    <style:style style:name="T56" style:family="text">
      <style:text-properties style:font-name="Liberation Sans Narrow" fo:font-size="12pt" style:text-underline-style="solid" style:text-underline-width="auto" style:text-underline-color="font-color" style:font-size-asian="10.5pt" style:font-size-complex="12pt"/>
    </style:style>
    <style:style style:name="T57" style:family="text">
      <style:text-properties style:font-name="Liberation Sans Narrow"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style:font-name="Liberation Sans Narrow" fo:font-size="12pt" fo:font-style="italic" fo:font-weight="normal" officeooo:rsid="00282ba8" style:font-size-asian="10.5pt" style:font-style-asian="italic" style:font-weight-asian="normal" style:font-size-complex="12pt" style:font-style-complex="italic" style:font-weight-complex="normal"/>
    </style:style>
    <style:style style:name="T59" style:family="text">
      <style:text-properties style:font-name="Liberation Sans Narrow" fo:font-size="12pt" fo:font-style="italic" fo:font-weight="normal" officeooo:rsid="0028d9b4" style:font-size-asian="10.5pt" style:font-style-asian="italic" style:font-weight-asian="normal" style:font-size-complex="12pt" style:font-style-complex="italic" style:font-weight-complex="normal"/>
    </style:style>
    <style:style style:name="T60" style:family="text">
      <style:text-properties style:font-name="Liberation Sans Narrow" fo:font-size="12pt" fo:font-style="italic" fo:font-weight="normal" officeooo:rsid="002ffe98" style:font-size-asian="10.5pt" style:font-style-asian="italic" style:font-weight-asian="normal" style:font-size-complex="12pt" style:font-style-complex="italic" style:font-weight-complex="normal"/>
    </style:style>
    <style:style style:name="T61" style:family="text">
      <style:text-properties style:font-name="Liberation Sans Narrow" fo:font-size="12pt" fo:font-style="italic" fo:font-weight="normal" officeooo:rsid="003494d7" style:font-size-asian="10.5pt" style:font-style-asian="italic" style:font-weight-asian="normal" style:font-size-complex="12pt" style:font-style-complex="italic" style:font-weight-complex="normal"/>
    </style:style>
    <style:style style:name="T62" style:family="text">
      <style:text-properties style:font-name="Liberation Sans Narrow" fo:font-size="12pt" fo:font-style="italic" fo:font-weight="normal" officeooo:rsid="003ce3e7" style:font-size-asian="10.5pt" style:font-style-asian="italic" style:font-weight-asian="normal" style:font-size-complex="12pt" style:font-style-complex="italic" style:font-weight-complex="normal"/>
    </style:style>
    <style:style style:name="T63" style:family="text">
      <style:text-properties style:font-name="Liberation Sans Narrow" fo:font-size="13pt" fo:font-style="italic" fo:font-weight="normal" officeooo:rsid="00282ba8" style:font-size-asian="13pt" style:font-style-asian="italic" style:font-weight-asian="normal" style:font-size-complex="13pt" style:font-style-complex="italic" style:font-weight-complex="normal"/>
    </style:style>
    <style:style style:name="T64" style:family="text">
      <style:text-properties style:text-position="super 58%"/>
    </style:style>
    <style:style style:name="T65" style:family="text">
      <style:text-properties style:text-position="super 58%" style:font-name="Liberation Sans Narrow" fo:font-size="12pt" fo:font-weight="normal" officeooo:rsid="001bb41f" style:font-size-asian="10.5pt" style:font-weight-asian="normal" style:font-size-complex="12pt" style:font-weight-complex="normal"/>
    </style:style>
    <style:style style:name="T66" style:family="text">
      <style:text-properties style:text-position="super 58%" style:font-name="Liberation Sans Narrow" fo:font-size="12pt" officeooo:rsid="001bb41f" style:font-size-asian="10.5pt" style:font-size-complex="12pt"/>
    </style:style>
    <style:style style:name="T67" style:family="text">
      <style:text-properties officeooo:rsid="001e9d6c"/>
    </style:style>
    <style:style style:name="T68" style:family="text">
      <style:text-properties fo:color="#0066ff" fo:font-style="normal" style:text-underline-style="solid" style:text-underline-width="auto" style:text-underline-color="font-color" style:font-style-asian="normal" style:font-style-complex="normal"/>
    </style:style>
    <style:style style:name="T69" style:family="text">
      <style:text-properties officeooo:rsid="00200aa0"/>
    </style:style>
    <style:style style:name="T70" style:family="text">
      <style:text-properties style:text-line-through-style="none" style:text-line-through-type="none" style:font-name="Liberation Sans Narrow" fo:font-size="12pt" fo:font-style="normal" style:text-underline-style="solid" style:text-underline-width="auto" style:text-underline-color="font-color" officeooo:rsid="00200aa0" style:font-size-asian="10.5pt" style:font-style-asian="normal" style:font-size-complex="12pt" style:font-style-complex="normal"/>
    </style:style>
    <style:style style:name="T71" style:family="text">
      <style:text-properties style:text-line-through-style="none" style:text-line-through-type="none" style:font-name="Liberation Sans Narrow" fo:font-size="12pt" fo:font-style="normal" style:text-underline-style="solid" style:text-underline-width="auto" style:text-underline-color="font-color" fo:font-weight="normal" officeooo:rsid="00200aa0" style:font-size-asian="10.5pt" style:font-style-asian="normal" style:font-weight-asian="normal" style:font-size-complex="12pt" style:font-style-complex="normal" style:font-weight-complex="normal"/>
    </style:style>
    <style:style style:name="T72" style:family="text">
      <style:text-properties fo:font-weight="bold" style:font-weight-asian="bold" style:font-weight-complex="bold"/>
    </style:style>
    <style:style style:name="T73" style:family="text">
      <style:text-properties officeooo:rsid="0022ead0"/>
    </style:style>
    <style:style style:name="T74" style:family="text">
      <style:text-properties style:font-name="Sawasdee" fo:font-size="13pt" fo:font-style="italic" fo:font-weight="normal" officeooo:rsid="001b801a" style:font-size-asian="13pt" style:font-style-asian="italic" style:font-weight-asian="normal" style:font-size-complex="13pt" style:font-style-complex="italic" style:font-weight-complex="normal"/>
    </style:style>
    <style:style style:name="T75" style:family="text">
      <style:text-properties style:font-name="Sawasdee" fo:font-size="16pt" fo:font-weight="bold" style:font-size-asian="16pt" style:font-weight-asian="bold" style:font-size-complex="16pt" style:font-weight-complex="bold"/>
    </style:style>
    <style:style style:name="T76" style:family="text">
      <style:text-properties fo:color="#808080"/>
    </style:style>
    <style:style style:name="T77" style:family="text">
      <style:text-properties fo:color="#808080" fo:font-style="italic" style:font-style-asian="italic" style:font-style-complex="italic"/>
    </style:style>
    <style:style style:name="T78" style:family="text">
      <style:text-properties fo:color="#808080" fo:font-style="italic" officeooo:rsid="0022ead0" style:font-style-asian="italic" style:font-style-complex="italic"/>
    </style:style>
    <style:style style:name="T79" style:family="text">
      <style:text-properties fo:color="#ff0000" style:font-name="Liberation Sans Narrow" fo:font-size="12pt" fo:font-style="normal" style:text-underline-style="none" officeooo:rsid="001e9d6c" style:font-size-asian="10.5pt" style:font-style-asian="normal" style:font-size-complex="12pt" style:font-style-complex="normal"/>
    </style:style>
    <style:style style:name="T80" style:family="text">
      <style:text-properties fo:color="#ff0000" style:font-name="Liberation Sans Narrow" fo:font-size="12pt" fo:font-style="normal" style:text-underline-style="none" officeooo:rsid="001e9d6c" style:font-size-asian="10.5pt" style:font-style-asian="normal" style:font-weight-asian="bold" style:font-size-complex="12pt" style:font-style-complex="normal" style:font-weight-complex="bold"/>
    </style:style>
    <style:style style:name="T81" style:family="text">
      <style:text-properties fo:color="#ff0000" style:font-name="Liberation Sans" fo:font-size="12pt" fo:font-style="normal" style:text-underline-style="none" officeooo:rsid="001e9d6c" style:font-size-asian="10.5pt" style:font-style-asian="normal" style:font-weight-asian="bold" style:font-size-complex="12pt" style:font-style-complex="normal" style:font-weight-complex="bold"/>
    </style:style>
    <style:style style:name="T82" style:family="text">
      <style:text-properties fo:color="#ff0000" style:font-name="Liberation Sans Narrow" fo:font-size="12pt" fo:font-style="normal" style:text-underline-style="none" officeooo:rsid="001e9d6c" style:font-size-asian="10.5pt" style:font-style-asian="normal" style:font-weight-asian="bold" style:font-size-complex="12pt" style:font-style-complex="normal" style:font-weight-complex="bold"/>
    </style:style>
    <style:style style:name="T83" style:family="text">
      <style:text-properties fo:color="#ff0000" style:font-name="Liberation Sans Narrow" fo:font-size="12pt" fo:font-style="normal" style:text-underline-style="none" fo:font-weight="normal" officeooo:rsid="001e9d6c" style:font-size-asian="10.5pt" style:font-style-asian="normal" style:font-weight-asian="normal" style:font-size-complex="12pt" style:font-style-complex="normal" style:font-weight-complex="normal"/>
    </style:style>
    <style:style style:name="T84" style:family="text">
      <style:text-properties fo:color="#000000" style:font-name="Liberation Sans Narrow" fo:font-size="12pt" fo:font-weight="normal" officeooo:rsid="00200aa0" style:font-size-asian="10.5pt" style:font-weight-asian="normal" style:font-size-complex="12pt" style:font-weight-complex="normal"/>
    </style:style>
    <style:style style:name="T85" style:family="text">
      <style:text-properties officeooo:rsid="00249e19"/>
    </style:style>
    <style:style style:name="T86" style:family="text">
      <style:text-properties fo:color="#111111" fo:font-weight="normal" style:font-weight-asian="normal" style:font-weight-complex="normal"/>
    </style:style>
    <style:style style:name="T87" style:family="text">
      <style:text-properties fo:color="#111111" fo:font-weight="normal" officeooo:rsid="00249e19" style:font-weight-asian="normal" style:font-weight-complex="normal"/>
    </style:style>
    <style:style style:name="T88" style:family="text">
      <style:text-properties fo:color="#111111" fo:font-weight="normal" officeooo:rsid="002655c5" style:font-weight-asian="normal" style:font-weight-complex="normal"/>
    </style:style>
    <style:style style:name="T89" style:family="text">
      <style:text-properties fo:color="#111111" style:font-name="Liberation Sans Narrow" fo:font-size="12pt" fo:font-weight="normal" officeooo:rsid="00375e08" style:font-size-asian="10.5pt" style:font-weight-asian="normal" style:font-size-complex="12pt" style:font-weight-complex="normal"/>
    </style:style>
    <style:style style:name="T90" style:family="text">
      <style:text-properties fo:color="#111111" style:font-name="Liberation Sans Narrow" fo:font-size="12pt" fo:font-style="normal" style:text-underline-style="none" fo:font-weight="normal" officeooo:rsid="001e9d6c" style:font-size-asian="10.5pt" style:font-style-asian="normal" style:font-weight-asian="normal" style:font-size-complex="12pt" style:font-style-complex="normal" style:font-weight-complex="normal"/>
    </style:style>
    <style:style style:name="T91" style:family="text">
      <style:text-properties officeooo:rsid="0026a05e"/>
    </style:style>
    <style:style style:name="T92" style:family="text">
      <style:text-properties fo:font-variant="normal" fo:text-transform="none" fo:color="#969896" style:font-name="Consolas" fo:font-size="9pt" fo:letter-spacing="normal" fo:font-style="normal"/>
    </style:style>
    <style:style style:name="T93" style:family="text">
      <style:text-properties fo:font-variant="normal" fo:text-transform="none" fo:color="#969896" style:font-name="Consolas" fo:font-size="9pt" fo:letter-spacing="normal" fo:font-style="normal" officeooo:rsid="0026a05e"/>
    </style:style>
    <style:style style:name="T94" style:family="text">
      <style:text-properties fo:font-variant="normal" fo:text-transform="none" fo:color="#111111" fo:letter-spacing="normal" fo:font-style="normal" officeooo:rsid="0026a05e" style:font-size-asian="12pt" style:font-size-complex="12pt"/>
    </style:style>
    <style:style style:name="T95" style:family="text">
      <style:text-properties fo:font-variant="normal" fo:text-transform="none" fo:color="#111111" style:text-line-through-style="none" style:text-line-through-type="none" style:font-name="Arial" fo:letter-spacing="normal" fo:font-style="normal" style:text-underline-style="none" officeooo:rsid="0026a05e" style:text-blinking="false" fo:background-color="transparent" loext:char-shading-value="0" style:font-size-asian="12pt" style:font-weight-asian="normal" style:font-size-complex="12pt" style:font-weight-complex="normal"/>
    </style:style>
    <style:style style:name="T96" style:family="text">
      <style:text-properties fo:font-variant="normal" fo:text-transform="none" fo:color="#111111" style:text-line-through-style="none" style:text-line-through-type="none" style:font-name="Liberation Sans" fo:letter-spacing="normal" fo:font-style="normal" style:text-underline-style="none" officeooo:rsid="0026a05e" style:text-blinking="false" fo:background-color="transparent" loext:char-shading-value="0" style:font-size-asian="12pt" style:font-weight-asian="normal" style:font-size-complex="12pt" style:font-weight-complex="normal"/>
    </style:style>
    <style:style style:name="T97" style:family="text">
      <style:text-properties fo:font-variant="normal" fo:text-transform="none" fo:color="#111111" style:text-line-through-style="none" style:text-line-through-type="none" fo:letter-spacing="normal" fo:font-style="normal" style:text-underline-style="none" officeooo:rsid="0026a05e" style:text-blinking="false" fo:background-color="transparent" loext:char-shading-value="0" style:font-size-asian="12pt" style:font-weight-asian="normal" style:font-size-complex="12pt" style:font-weight-complex="normal"/>
    </style:style>
    <style:style style:name="T98" style:family="text">
      <style:text-properties fo:font-variant="normal" fo:text-transform="none" fo:color="#111111"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99" style:family="text">
      <style:text-properties fo:font-variant="normal" fo:text-transform="none" fo:color="#ff0000"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size-complex="12pt" style:font-style-complex="normal"/>
    </style:style>
    <style:style style:name="T100" style:family="text">
      <style:text-properties fo:font-variant="normal" fo:text-transform="none" fo:color="#ff0000" style:text-line-through-style="none" style:text-line-through-type="none" style:font-name="Liberation Sans" fo:font-size="12pt" fo:font-style="normal" style:text-underline-style="none" fo:font-weight="normal" officeooo:rsid="001e9d6c" style:text-blinking="false" fo:background-color="transparent" loext:char-shading-value="0" style:font-size-asian="10.5pt" style:font-style-asian="normal" style:font-size-complex="12pt" style:font-style-complex="normal"/>
    </style:style>
    <style:style style:name="T101" style:family="text">
      <style:text-properties fo:font-variant="normal" fo:text-transform="none" fo:color="#ff0000"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size-complex="12pt" style:font-style-complex="normal"/>
    </style:style>
    <style:style style:name="T102" style:family="text">
      <style:text-properties fo:font-variant="normal" fo:text-transform="none" fo:color="#ff0000"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103" style:family="text">
      <style:text-properties fo:font-variant="normal" fo:text-transform="none" fo:color="#ff0000" style:text-line-through-style="none" style:text-line-through-type="none" style:font-name="Liberation Sans Narrow" fo:font-size="12pt" fo:font-style="normal" style:text-underline-style="none" officeooo:rsid="001e9d6c" style:text-blinking="false" fo:background-color="transparent" loext:char-shading-value="0" style:font-size-asian="10.5pt" style:font-style-asian="normal" style:font-weight-asian="bold" style:font-size-complex="12pt" style:font-style-complex="normal" style:font-weight-complex="bold"/>
    </style:style>
    <style:style style:name="T104" style:family="text">
      <style:text-properties fo:font-variant="normal" fo:text-transform="none"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105"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10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0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10" style:family="text">
      <style:text-properties officeooo:rsid="001b801a" style:font-size-asian="10.5pt" style:font-weight-asian="normal" style:font-size-complex="12pt" style:font-weight-complex="normal"/>
    </style:style>
    <style:style style:name="T111" style:family="text">
      <style:text-properties officeooo:rsid="0026a05e" style:font-size-asian="10.5pt" style:font-weight-asian="normal" style:font-size-complex="12pt" style:font-weight-complex="normal"/>
    </style:style>
    <style:style style:name="T112" style:family="text">
      <style:text-properties fo:color="#00cc00" style:font-name="Liberation Sans Narrow" fo:font-size="12pt" style:font-size-asian="10.5pt" style:font-size-complex="12pt"/>
    </style:style>
    <style:style style:name="T113" style:family="text">
      <style:text-properties officeooo:rsid="002a5829"/>
    </style:style>
    <style:style style:name="T114" style:family="text">
      <style:text-properties officeooo:rsid="002c2f25"/>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FRJ – UNIVERSIDADE FEDERAL DO RIO DE JANEIRO <text:s/></text:p>
      <text:p text:style-name="P3">CCMN – Centro de Ciências Matemáticas e da Natureza <text:s/></text:p>
      <text:p text:style-name="P3">DCC – Departamento de Ciência da Computação <text:s/></text:p>
      <text:p text:style-name="P3">MAB117 – Computação Concorrente</text:p>
      <text:p text:style-name="P3"/>
      <text:p text:style-name="P3"/>
      <text:p text:style-name="P3"/>
      <text:p text:style-name="P3"/>
      <text:p text:style-name="P3"/>
      <text:p text:style-name="P3"/>
      <text:p text:style-name="P3"/>
      <text:p text:style-name="P3"/>
      <text:p text:style-name="P3"/>
      <text:p text:style-name="P3"/>
      <text:p text:style-name="P5">INTEGRAÇÃO NUMÉRICA</text:p>
      <text:p text:style-name="P3"/>
      <text:p text:style-name="P3"/>
      <text:p text:style-name="P3"/>
      <text:p text:style-name="P3"/>
      <text:p text:style-name="P3"/>
      <text:p text:style-name="P3"/>
      <text:p text:style-name="P3"/>
      <text:p text:style-name="P3"/>
      <text:p text:style-name="P3"/>
      <text:p text:style-name="P3"/>
      <text:p text:style-name="P3">Rio de Janeiro</text:p>
      <text:p text:style-name="P3">Janeiro/2016</text:p>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Alunos:</text:p>
      <text:p text:style-name="P4">Douglas Quintanilha <text:span text:style-name="T114">Barbosa Ferreira</text:span></text:p>
      <text:p text:style-name="P4">Julia Anne <text:span text:style-name="T114">de Souza</text:span> Alves</text:p>
      <text:p text:style-name="P4"/>
      <text:p text:style-name="P4"><text:span text:style-name="T72">Professora:</text:span><text:line-break/>Silvana Rosseto</text:p>
      <text:p text:style-name="P1"/>
      <text:p text:style-name="P9">Índice</text:p>
      <text:p text:style-name="P1"/>
      <text:list xml:id="list7756227582062206556" text:style-name="L1">
        <text:list-item>
          <text:p text:style-name="P27">Introdução</text:p>
          <text:list>
            <text:list-item>
              <text:p text:style-name="P28">A solução</text:p>
            </text:list-item>
            <text:list-item>
              <text:p text:style-name="P27">Equipe</text:p>
              <text:list>
                <text:list-item>
                  <text:p text:style-name="P27">Divisão de Tarefas e Comunicação</text:p>
                </text:list-item>
                <text:list-item>
                  <text:p text:style-name="P27">Compreensão <text:span text:style-name="T73">e Dificuldades do</text:span> Problema</text:p>
                </text:list-item>
              </text:list>
            </text:list-item>
          </text:list>
        </text:list-item>
        <text:list-item>
          <text:p text:style-name="P27">Desenvolvimento</text:p>
          <text:list>
            <text:list-item>
              <text:p text:style-name="P27">Solução Sequencial</text:p>
              <text:list>
                <text:list-item>
                  <text:p text:style-name="P27">Das Estruturas de Dados</text:p>
                </text:list-item>
                <text:list-item>
                  <text:p text:style-name="P27">Da Solução Projetada</text:p>
                </text:list-item>
                <text:list-item>
                  <text:p text:style-name="P27">Da Saída do Programa</text:p>
                </text:list-item>
              </text:list>
            </text:list-item>
            <text:list-item>
              <text:p text:style-name="P27">Solução Paralela</text:p>
              <text:list>
                <text:list-item>
                  <text:p text:style-name="P27">Das Estruturas de Dados</text:p>
                </text:list-item>
                <text:list-item>
                  <text:p text:style-name="P27">Da Solução Projetada</text:p>
                </text:list-item>
                <text:list-item>
                  <text:p text:style-name="P27">Da Saída do Programa</text:p>
                </text:list-item>
              </text:list>
            </text:list-item>
          </text:list>
        </text:list-item>
        <text:list-item>
          <text:p text:style-name="P27">Testes</text:p>
          <text:list>
            <text:list-item>
              <text:p text:style-name="P29">Função 1</text:p>
              <text:list>
                <text:list-item>
                  <text:p text:style-name="P29">Saída Esperada e Saída Real</text:p>
                </text:list-item>
                <text:list-item>
                  <text:p text:style-name="P29">Ganho de Desempenho</text:p>
                </text:list-item>
              </text:list>
            </text:list-item>
            <text:list-item>
              <text:p text:style-name="P29">Função 2</text:p>
              <text:list>
                <text:list-item>
                  <text:p text:style-name="P29">Saída Esperada e Saída Real</text:p>
                </text:list-item>
                <text:list-item>
                  <text:p text:style-name="P29">Ganho de Desempenho</text:p>
                </text:list-item>
              </text:list>
            </text:list-item>
            <text:list-item>
              <text:p text:style-name="P29">Função 3</text:p>
              <text:list>
                <text:list-item>
                  <text:p text:style-name="P29">Saída Esperada e Saída Real</text:p>
                </text:list-item>
                <text:list-item>
                  <text:p text:style-name="P29">Ganho de Desempenho</text:p>
                </text:list-item>
              </text:list>
            </text:list-item>
            <text:list-item>
              <text:p text:style-name="P29">Função 4</text:p>
              <text:list>
                <text:list-item>
                  <text:p text:style-name="P29">Saída Esperada e Saída Real</text:p>
                </text:list-item>
                <text:list-item>
                  <text:p text:style-name="P29">Ganho de Desempenho</text:p>
                </text:list-item>
              </text:list>
            </text:list-item>
            <text:list-item>
              <text:p text:style-name="P29">Função 5</text:p>
              <text:list>
                <text:list-item>
                  <text:p text:style-name="P29">Saída Esperada e Saída Real</text:p>
                </text:list-item>
                <text:list-item>
                  <text:p text:style-name="P29">Ganho de Desempenho</text:p>
                </text:list-item>
              </text:list>
            </text:list-item>
          </text:list>
        </text:list-item>
        <text:list-item>
          <text:p text:style-name="P29">Considerações Finais</text:p>
        </text:list-item>
      </text:list>
      <text:p text:style-name="P10"/>
      <text:p text:style-name="P2"><text:s/>1 <text:s/>Introdução</text:p>
      <text:p text:style-name="P7"/>
      <text:p text:style-name="P13"><text:span text:style-name="T1">1.1 <text:s/></text:span><text:span text:style-name="T2">A Solução</text:span></text:p>
      <text:p text:style-name="P6"><text:tab/>Através da estratégia de quadratura adaptiva, utilizando o metódo de integração numérica retangular com ponto médio foi implementado um algoritmo de cujo objetivo é <text:span text:style-name="T114">apr</text:span>oximar o valor de uma dada integral definida com os subintervalos de forma dinâmica das funções a seguir:</text:p>
      <text:p text:style-name="P35">1) f (x) = 1 + x</text:p>
      <text:p text:style-name="P17">2) f (x) = √1 − x<text:span text:style-name="T64">2</text:span>, −1 &lt; x &lt; 1</text:p>
      <text:p text:style-name="P17">3) f (x) = √1 + x<text:span text:style-name="T64">4</text:span></text:p>
      <text:p text:style-name="P17">4) f (x) = sen(x<text:span text:style-name="T64">2</text:span>)</text:p>
      <text:p text:style-name="P17">5) f (x) = cos(e<text:span text:style-name="T64">−x</text:span>) * (0.005 * x<text:span text:style-name="T64">3 <text:s/></text:span>+ 1)</text:p>
      <text:p text:style-name="P6"/>
      <text:p text:style-name="P6"><text:tab/>Foram implementadas duas versões, uma concorrente e uma sequencial, de solução para cada problema citado.</text:p>
      <text:p text:style-name="P6"/>
      <text:p text:style-name="P8"><text:tab/>As entradas do programa sequencial são: limite superior de integração, limite inferior de integração e erro máximo. </text:p>
      <text:p text:style-name="P8"/>
      <text:p text:style-name="P8"><text:tab/>As entradas do programa paralelo são: limite superior de integração, limite inferior de integração, erro máximo e número de threads. O número de threads poderá variar de 0 a 8 sendo criticado, no momento da compilação, os valores diferentes destes.</text:p>
      <text:p text:style-name="P8"/>
      <text:p text:style-name="P8"><text:tab/>Na execução da função dois também há a critica, no momento da compilação, a limites de integração inferiores a -1 ou superiores a 1.</text:p>
      <text:p text:style-name="P6"/>
      <text:p text:style-name="P8"><text:tab/>A saída do programa segue o padrão abaixo:</text:p>
      <text:p text:style-name="P14"><text:tab/><text:tab/>– <text:span text:style-name="T67">FUNÇÃO </text:span><text:span text:style-name="T5">NOME VERSAO</text:span><text:span text:style-name="T67"> –</text:span></text:p>
      <text:p text:style-name="P15"><text:tab/><text:tab/><text:span text:style-name="T76">Número de threads é: </text:span><text:span text:style-name="T77">&lt;#threads&gt;</text:span><text:span text:style-name="T78"> </text:span></text:p>
      <text:p text:style-name="P18"><text:tab/><text:tab/>Resultado integral de NOME é: <text:span text:style-name="T4">&lt;resultado&gt;</text:span></text:p>
      <text:p text:style-name="P18"/>
      <text:p text:style-name="P18"><text:tab/><text:tab/>Tempo de inicialização é: <text:span text:style-name="T4">&lt;inicialização&gt;</text:span></text:p>
      <text:p text:style-name="P18"><text:tab/><text:tab/>Tempo de execução é: <text:span text:style-name="T4">&lt;execução&gt;</text:span></text:p>
      <text:p text:style-name="P18"><text:tab/><text:tab/>Tempo total é: <text:span text:style-name="T4">&lt;inicialização+execução&gt;</text:span></text:p>
      <text:p text:style-name="P40"><text:tab/>Onde NOME é a o nome identificador da função e VERSAO é paralela ou sequencial.</text:p>
      <text:p text:style-name="P40"><text:tab/>A linha que sinaliza o numero de threads apenas aparece na versão paralela, obviamente.</text:p>
      <text:p text:style-name="P6"/>
      <text:p text:style-name="P12"><text:span text:style-name="T1">1.</text:span><text:span text:style-name="T2">2</text:span><text:span text:style-name="T1"> <text:s/>Equipe</text:span></text:p>
      <text:p text:style-name="P37">A equipe composta por Julia Anne e Douglas Quintanilha.</text:p>
      <text:p text:style-name="P37"/>
      <text:p text:style-name="P20">1.<text:span text:style-name="T69">2.1</text:span> <text:s/>Divisão de Tarefas e Comunicação</text:p>
      <text:p text:style-name="P24"><text:tab/>A divisão de tarefas seguiu-se juntamente como fluxo de execução das atividades combinado com a disponibilidade de cada membro da equipe. <text:line-break/><text:tab/>Inicialmente, marcamos reuniões em dias consecutivos para entendermos o problema e discutir a melhor estratégia de resolução.</text:p>
      <text:p text:style-name="P24"><text:tab/>Com a necessidade de comunicação frequente, foi utilizado aplicativos mobile para melhor controle de tarefas.</text:p>
      <text:p text:style-name="P24"><text:tab/>Além disso, todo o código foi versionado e pode ser visto em <text:soft-page-break/><text:a xlink:type="simple" xlink:href="https://github.com/juliaanne/IntegracaoNumerica" text:style-name="Internet_20_link" text:visited-style-name="Visited_20_Internet_20_Link"><text:span text:style-name="T68">https://github.com/juliaanne/IntegracaoNumerica</text:span></text:a></text:p>
      <text:p text:style-name="P24"/>
      <text:p text:style-name="P23">1.<text:span text:style-name="T69">2.2</text:span> <text:s/>Compreensão <text:span text:style-name="T73">e Dificuldades do Problema</text:span></text:p>
      <text:p text:style-name="P100"><text:tab/><text:span text:style-name="T85">Na solução sequencial foi importante entender como o metódo do ponto médio funcionava e pensar em como o programa executaria por meio recursivo as diversas iterações. </text:span></text:p>
      <text:p text:style-name="P100"><text:tab/><text:span text:style-name="T85">Após a implementação da solução sequencial e o entendimento de como funciona o método, a dificuldade foi projetar o modelo concorrente para a solução do problema.</text:span></text:p>
      <text:p text:style-name="P100"><text:tab/><text:span text:style-name="T85">As partes mais críticas foram casos específicos de como distribuir o calculo a divisão do intervalo de integração pelo numero de threads para que nenhuma ficasse ociosa.</text:span></text:p>
      <text:p text:style-name="P25"><text:span text:style-name="T86"><text:tab/></text:span><text:span text:style-name="T87">Outra parte crítica foi a modularização do programa para que o código pudesse ficar organizado e limpo facilitando o debug do mesmo. Como o problema é muito complexo foi necessário uma atenção especial a essa parte para que não houvesse o comprometimento da execução do problema.</text:span></text:p>
      <text:p text:style-name="P25"><text:span text:style-name="T86"><text:tab/></text:span><text:span text:style-name="T87">Outro ponto a ressalta</text:span><text:span text:style-name="T88">r</text:span><text:span text:style-name="T87"> foi um erro que podia ser facilmente cometido e poderia passar despercebido foi o calculo de erro que deveria sempre ser calculado em valor absoluto.</text:span></text:p>
      <text:p text:style-name="P25"><text:span text:style-name="T87"/></text:p>
      <text:p text:style-name="P2"><text:s/>2 <text:s/>Desenvolvimento</text:p>
      <text:p text:style-name="P12"><text:span text:style-name="T1">2.1 <text:s/>Solução Sequencial<text:line-break/></text:span><text:span text:style-name="T7"><text:tab/></text:span><text:span text:style-name="T84">Os argumentos da entrada são uti</text:span><text:span text:style-name="T7">lizados no programa respectivamente como limite inferior, limite superior e erro máximo. Caso nenhuma dessas entradas seja respeitada, o programa se encerra com erro.</text:span></text:p>
      <text:p text:style-name="P38"/>
      <text:p text:style-name="P19"><text:span text:style-name="T3">2.1.1 <text:s/>Das Estruturas de Dados<text:line-break/><text:tab/></text:span><text:span text:style-name="T36">Foi utilizada variáveis do tipo inteiro e double para os calculos das funções.</text:span></text:p>
      <text:p text:style-name="P46"/>
      <text:p text:style-name="P21">2.1.2 <text:s/>Da Solução Projetada<text:line-break/><text:span text:style-name="T42"><text:tab/></text:span><text:span text:style-name="T43">A função de calculo da integral é feita em etapas:</text:span></text:p>
      <text:p text:style-name="P47">Definição do intervalo sendo o (limite superior – limite inferior) dividido pelo numero de partições, que na primeira iteração vale 1.</text:p>
      <text:p text:style-name="P47">Define-se o limite inferior da partição como o limite inferior da integração.</text:p>
      <text:p text:style-name="P47">Através de um laço de 0 até o numero de partições é calculado o valor de cada partição sendo intervalo vezes função no ponto (limite inferior da partição + limite superior da partição) dividido por 2. Onde limite superior da partição é limite inferior da partição + tamanho do intervalo.</text:p>
      <text:p text:style-name="P47">Com o resultado acima, é calculado o erro subtraindo-se do resultado da iteração anterior o resultado atual. Na primeira iteração, o resultado da iteração anterior é zero.</text:p>
      <text:p text:style-name="P47">Caso o erro obtido acima seja maior que o erro informado na entrada do programa, não é considerado um erro aceitável e é calculado novamente todos os passos acima com o numero de partições dobrado. Caso o erro seja menor, retorna-se o valor desejado.</text:p>
      <text:p text:style-name="P48"/>
      <text:p text:style-name="P22"><text:s/>2.1.3 <text:s/>Da Saída do Programa<text:line-break/><text:span text:style-name="T51"><text:tab/></text:span><text:span text:style-name="T43">-- FUNÇÃO </text:span><text:span text:style-name="T70">NOME</text:span><text:span text:style-name="T43"> SEQUENCIAL --</text:span></text:p>
      <text:p text:style-name="P26"><text:span text:style-name="T51"><text:tab/>O valor da integral de </text:span><text:span text:style-name="T56">NOME</text:span><text:span text:style-name="T51"> de </text:span><text:span text:style-name="T56">LIMITE SUPERIOR</text:span><text:span text:style-name="T51"> até </text:span><text:span text:style-name="T56">LIMITE INFERIOR</text:span><text:span text:style-name="T51"> é: </text:span><text:span text:style-name="T56">RESULTADO</text:span></text:p>
      <text:p text:style-name="P26"><text:span text:style-name="T51"><text:tab/>Tempo de inicialização é: T</text:span><text:span text:style-name="T56">EMPO1</text:span></text:p>
      <text:p text:style-name="P26"><text:span text:style-name="T51"><text:tab/>Tempo de execução é: </text:span><text:span text:style-name="T56">TEMPO2</text:span></text:p>
      <text:p text:style-name="P26"><text:span text:style-name="T51"><text:tab/>Tempo total é: </text:span><text:span text:style-name="T56">TEMPO1+TEMPO2</text:span></text:p>
      <text:p text:style-name="P87"><text:tab/>Onde nome é a identificação da função, exemplo: SENO.</text:p>
      <text:p text:style-name="P87"/>
      <text:p text:style-name="P16"><text:span text:style-name="T1">2.2 <text:s/>Solução Paralela<text:line-break/></text:span><text:soft-page-break/><text:span text:style-name="T1"><text:tab/></text:span><text:span text:style-name="T7">Os argumentos da entrada são utilizados no programa respectivamente como limite inferior, limite superior, erro máximo </text:span><text:span text:style-name="T8">e número de threads</text:span><text:span text:style-name="T7">. Caso nenhuma dessas entradas seja respeitada, o programa se encerra com erro. </text:span><text:span text:style-name="T8">Caso o número de threads seja menor que 1 ou maior que 8, o programa se encerra com erro.</text:span></text:p>
      <text:p text:style-name="P16"><text:span text:style-name="T8"/></text:p>
      <text:p text:style-name="P81">2.2.1 <text:s/>Das Estruturas de Dados</text:p>
      <text:p text:style-name="P112"><text:span text:style-name="T36"><text:tab/></text:span><text:bookmark text:name="docs-internal-guid-3bad2040-0efe-f9eb-931b-7cb75cc91a49"/><text:span text:style-name="T104">Foi utilizada variáveis do tipo double para os calculos das funções e controle do fluxo de execução. Também foram utilizados dois vetores principais, um que guardava o resultado parcial da integral, calculado por cada thread e o outro com o fim dos intervalos de integração, para que estes valores pudessem ser consumidos pelas threads, se baseando na estratégia Produtor / Consumidor.</text:span></text:p>
      <text:p text:style-name="P89"><text:span text:style-name="T36"/></text:p>
      <text:p text:style-name="P21">2.2.2 <text:s/>Da Solução Projetada</text:p>
      <text:p text:style-name="P113"><text:span text:style-name="T36"><text:tab/></text:span><text:bookmark text:name="docs-internal-guid-3bad2040-0f4f-b397-1ac5-a38bec4f17ab"/><text:span text:style-name="T98">A solução projetada para resolver o problema concorrente foi de dividir a carga de calcular a integral em partições, que são pedaços menores do intervalo de integração, e distribuí-las em blocos para as threads, com o objetivo de reduzir o erro numérico.</text:span></text:p>
      <text:p text:style-name="P115"><text:tab/>Como o método da quadratura adaptativa deveria ser utilizado, foi necessário ter várias iterações para o cálculo da integral, sempre verificando se o erro desejado havia sido obtido. Com isto em mente, adotamos a estratégia de utilizar uma barreira ao final de cada iteração, para que todas as threads esperassem as outras finalizarem seus respectivos pedaços do cálculo da integral. Dentro da barreira também aproveitávamos para atualizar os valores do erro, número de partições para a próxima iteração e atualizar o valor final da integral com o valor obtido na iteração atual.</text:p>
      <text:p text:style-name="P115"><text:tab/>Para a divisão do trabalho em blocos, utilizamos como inspiração a estratégia Produtor / Consumidor, em que a cada iteração dividimos o intervalo de integração em partições menores, e estas partições são agrupadas em pequenos blocos, que são identificados pelo número da última partição de seu bloco. Estes blocos são salvos em vetor de partições que serve como um buffer. Este buffer é consumido quando as threads iniciam seu cálculo de integral, removendo um bloco do buffer, calculando as partições iniciais e finais e realizando o cálculo da integral nestas pequenas partições.</text:p>
      <text:p text:style-name="P116"><text:span text:style-name="T105"><text:tab/>Como exemplo desta divisão, vamos supor que rodemos o programa utilizando 5 threads e em determinada iteração, dividimos o intervalo de integração em 128 partições. Como queremos obter o balanceamento de carga, dividimos as partições entre nossas 5 threads, arredondando pra baixo. Obtemos 25 partições por thread nessa iteração, como cada bloco é identificado pela sua última partição, preenchemos o vetor de partições da seguinte maneira: [24][49][74][99][127]. Vale atentar para o último elemento do vetor, que é identificado pela partição 127, se tornando assim o maior bloco, já que temos uma divisão com resto e o nosso ultimo bloco incorpora as partições restantes. </text:span></text:p>
      <text:p text:style-name="P89"><text:span text:style-name="T37"/></text:p>
      <text:p text:style-name="P21">2.2.3 <text:s/>Da Saída do Programa</text:p>
      <text:p text:style-name="P102"><text:span text:style-name="T36"><text:tab/>-- FUNÇÃO </text:span><text:span text:style-name="T71">NOME</text:span><text:span text:style-name="T36"> </text:span><text:span text:style-name="T37">PARALELA</text:span><text:span text:style-name="T36"> --</text:span></text:p>
      <text:p text:style-name="P89"><text:span text:style-name="T36"><text:tab/></text:span><text:span text:style-name="T37">Número de threads é: </text:span><text:span text:style-name="T50">#THREADS</text:span></text:p>
      <text:p text:style-name="P97"><text:span text:style-name="T51"><text:tab/></text:span><text:span text:style-name="T52">Resultado</text:span><text:span text:style-name="T51"> da integral de </text:span><text:span text:style-name="T56">NOME</text:span><text:span text:style-name="T51"> é: </text:span><text:span text:style-name="T56">RESULTADO</text:span></text:p>
      <text:p text:style-name="P97"><text:span text:style-name="T56"/></text:p>
      <text:p text:style-name="P97"><text:span text:style-name="T51"><text:tab/>Tempo de inicialização é: T</text:span><text:span text:style-name="T56">EMPO1</text:span></text:p>
      <text:p text:style-name="P97"><text:span text:style-name="T51"><text:tab/>Tempo de execução é: </text:span><text:span text:style-name="T56">TEMPO2</text:span></text:p>
      <text:p text:style-name="P97"><text:span text:style-name="T51"><text:tab/>Tempo total é: </text:span><text:span text:style-name="T56">TEMPO1+TEMPO2</text:span></text:p>
      <text:p text:style-name="P88"><text:span text:style-name="T37"><text:tab/>Onde nome é a identificação da função, exemplo: SENO.</text:span></text:p>
      <text:p text:style-name="P89"><text:span text:style-name="T37"/></text:p>
      <text:p text:style-name="P2"><text:soft-page-break/><text:s/>3 <text:s/>Testes</text:p>
      <text:p text:style-name="P103"><text:span text:style-name="T10"><text:tab/></text:span><text:span text:style-name="T12">Foi desenvolvido um script que calcula o ganho de desempenho e pode ser visto nos arquivos de código fonte.</text:span></text:p>
      <text:p text:style-name="P90"><text:span text:style-name="T10"/></text:p>
      <text:p text:style-name="P36"><text:span text:style-name="T1">3.1 <text:s/>Função 1<text:line-break/><text:tab/></text:span><text:span text:style-name="T10">A função f</text:span><text:span text:style-name="T9"> (x) = 1 + x, </text:span><text:span text:style-name="T10">apelidada como função linear, pode ser vista na solução sequencial em linearSequencial.c e na solução concorrente em linearParalela.c.</text:span></text:p>
      <text:p text:style-name="P42"><text:span text:style-name="T10"/></text:p>
      <text:p text:style-name="P82"><text:span text:style-name="T74">3.1.1 <text:s/>Saída Esperada e Saída Real<text:line-break/><text:tab/></text:span><text:span text:style-name="T38">Caso 1</text:span></text:p>
      <text:p text:style-name="P54"><text:span text:style-name="T6">Limite de integração: [0, 10]</text:span></text:p>
      <text:p text:style-name="P54"><text:span text:style-name="T6">Erro: 0.00001</text:span></text:p>
      <text:p text:style-name="P54"><text:span text:style-name="T6">Saída Esperada (de acordo com o Wolfram): 60</text:span></text:p>
      <text:p text:style-name="P54"><text:span text:style-name="T6">Situação: </text:span><text:span text:style-name="T112">APROVADO</text:span></text:p>
      <text:p text:style-name="P54"><text:span text:style-name="T6">Saída Sequencial: 60.000000</text:span></text:p>
      <text:p text:style-name="P55"><text:span text:style-name="T6">Saída Paralela para </text:span><text:span text:style-name="T11">de 1 até 8</text:span><text:span text:style-name="T6"> thread</text:span><text:span text:style-name="T11">s</text:span><text:span text:style-name="T6">: 60.000000</text:span></text:p>
      <text:p text:style-name="P54"><text:span text:style-name="T6"/></text:p>
      <text:p text:style-name="P91"><text:span text:style-name="T6"><text:tab/>Caso </text:span><text:span text:style-name="T20">2</text:span></text:p>
      <text:p text:style-name="P54"><text:span text:style-name="T6">Limite de integração: [5</text:span><text:span text:style-name="T12">0</text:span><text:span text:style-name="T6">, 13</text:span><text:span text:style-name="T12">0</text:span><text:span text:style-name="T6">]</text:span></text:p>
      <text:p text:style-name="P59"><text:span text:style-name="T6">Erro: 0.00001</text:span></text:p>
      <text:p text:style-name="P54"><text:span text:style-name="T6">Saída Esperada (de acordo com o Wolfram): </text:span><text:span text:style-name="T12">7280</text:span></text:p>
      <text:p text:style-name="P56"><text:span text:style-name="T6">Situação: </text:span><text:span text:style-name="T112">APROVADO</text:span></text:p>
      <text:p text:style-name="P56"><text:span text:style-name="T6">Saída Sequencial: </text:span><text:span text:style-name="T12">7280.000000</text:span></text:p>
      <text:p text:style-name="P56"><text:span text:style-name="T6">Saída Paralela para </text:span><text:span text:style-name="T11">de 1 até 8</text:span><text:span text:style-name="T6"> thread</text:span><text:span text:style-name="T11">s</text:span><text:span text:style-name="T6">: </text:span><text:span text:style-name="T12">7280.000000</text:span></text:p>
      <text:p text:style-name="P56"><text:span text:style-name="T12"/></text:p>
      <text:p text:style-name="P93"><text:span text:style-name="T6"><text:tab/>Caso </text:span><text:span text:style-name="T20">3</text:span></text:p>
      <text:p text:style-name="P59"><text:span text:style-name="T6">Limite de integração: [-</text:span><text:span text:style-name="T20">30</text:span><text:span text:style-name="T6">, </text:span><text:span text:style-name="T20">70</text:span><text:span text:style-name="T6">]</text:span></text:p>
      <text:p text:style-name="P59"><text:span text:style-name="T6">Erro: 0.00001</text:span></text:p>
      <text:p text:style-name="P59"><text:span text:style-name="T6">Saída Esperada (de acordo com o Wolfram): </text:span><text:span text:style-name="T20">2100</text:span></text:p>
      <text:p text:style-name="P59"><text:span text:style-name="T6">Situação: </text:span><text:span text:style-name="T112">APROVADO</text:span></text:p>
      <text:p text:style-name="P59"><text:span text:style-name="T6">Saída Sequencial: </text:span><text:span text:style-name="T20">2100.000000 </text:span></text:p>
      <text:p text:style-name="P59"><text:span text:style-name="T12">Saída Paralela para </text:span><text:span text:style-name="T11">de 1 até 8</text:span><text:span text:style-name="T12"> thread</text:span><text:span text:style-name="T11">s</text:span><text:span text:style-name="T12">: </text:span><text:span text:style-name="T20">2100.000000 </text:span></text:p>
      <text:p text:style-name="P54"><text:span text:style-name="T6"/></text:p>
      <text:p text:style-name="P21">3.1.2 <text:s/>Ganho <text:span text:style-name="T113">de Desempenho</text:span></text:p>
      <text:p text:style-name="P104"><text:span text:style-name="T38"><text:tab/>Caso 1</text:span></text:p>
      <text:p text:style-name="P56"><text:span text:style-name="T6">Limite de integração: [0, 10]</text:span></text:p>
      <text:p text:style-name="P56"><text:span text:style-name="T6">Erro: 0.00001</text:span></text:p>
      <text:p text:style-name="P66"><text:span text:style-name="T6">Tempo Sequencial: 0.00001216</text:span></text:p>
      <text:p text:style-name="P67"><text:span text:style-name="T6">Ganho Real para 1 thread: </text:span><text:span text:style-name="T13">0.04860998737823230525</text:span></text:p>
      <text:p text:style-name="P67"><text:span text:style-name="T6">Ganho Real para 2 thread: </text:span><text:span text:style-name="T13">0.04549271048011602167</text:span></text:p>
      <text:p text:style-name="P67"><text:span text:style-name="T6">Ganho Real para 3 thread: </text:span><text:span text:style-name="T13">0.04381391618207339081</text:span></text:p>
      <text:p text:style-name="P67"><text:span text:style-name="T6">Ganho Real para 4 thread: </text:span><text:span text:style-name="T13">0.01891151067974554795</text:span></text:p>
      <text:p text:style-name="P67"><text:span text:style-name="T6">Ganho Real para 5 thread: </text:span><text:span text:style-name="T13">0.01891151067974554795</text:span></text:p>
      <text:p text:style-name="P67"><text:span text:style-name="T6">Ganho Real para 6 thread: </text:span><text:span text:style-name="T13">0.01870846198126537233</text:span></text:p>
      <text:p text:style-name="P67"><text:span text:style-name="T6">Ganho Real para 7 thread: </text:span><text:span text:style-name="T13">0.02870030016533170676</text:span></text:p>
      <text:p text:style-name="P67"><text:span text:style-name="T6">Ganho Real para 8 thread: </text:span><text:span text:style-name="T13">0.02006402006402006402</text:span></text:p>
      <text:p text:style-name="P56"><text:span text:style-name="T6"/></text:p>
      <text:p text:style-name="P92"><text:span text:style-name="T6"><text:tab/>Caso </text:span><text:span text:style-name="T20">2</text:span></text:p>
      <text:p text:style-name="P56"><text:soft-page-break/><text:span text:style-name="T6">Limite de integração: [5</text:span><text:span text:style-name="T12">0</text:span><text:span text:style-name="T6">, 13</text:span><text:span text:style-name="T12">0</text:span><text:span text:style-name="T6">]</text:span></text:p>
      <text:p text:style-name="P59"><text:span text:style-name="T6">Erro: 0.00001</text:span></text:p>
      <text:p text:style-name="P69"><text:span text:style-name="T12">Tempo Sequencial: </text:span><text:span text:style-name="T14">0.00001979</text:span></text:p>
      <text:p text:style-name="P69"><text:span text:style-name="T12">Ganho Real para 1 thread: </text:span><text:span text:style-name="T14">0.03706816844582667899</text:span></text:p>
      <text:p text:style-name="P69"><text:span text:style-name="T12">Ganho Real para 2 thread: </text:span><text:span text:style-name="T14">0.02835027510957754359</text:span></text:p>
      <text:p text:style-name="P69"><text:span text:style-name="T12">Ganho Real para 3 thread: </text:span><text:span text:style-name="T14">0.03481732709397673120</text:span></text:p>
      <text:p text:style-name="P69"><text:span text:style-name="T12">Ganho Real para 4 thread: </text:span><text:span text:style-name="T14">0.03974801869538711643</text:span></text:p>
      <text:p text:style-name="P69"><text:span text:style-name="T12">Ganho Real para 5 thread: </text:span><text:span text:style-name="T14">0.02476987033554389785</text:span></text:p>
      <text:p text:style-name="P69"><text:span text:style-name="T12">Ganho Real para 6 thread: </text:span><text:span text:style-name="T14">0.02232962421790116518</text:span></text:p>
      <text:p text:style-name="P69"><text:span text:style-name="T12">Ganho Real para 7 thread: </text:span><text:span text:style-name="T14">0.02812435477686340441</text:span></text:p>
      <text:p text:style-name="P69"><text:span text:style-name="T12">Ganho Real para 8 thread: </text:span><text:span text:style-name="T14">0.03062945937998173685</text:span></text:p>
      <text:p text:style-name="P69"><text:span text:style-name="T14"/></text:p>
      <text:p text:style-name="P94"><text:span text:style-name="T14"><text:tab/></text:span><text:span text:style-name="T15">Conclusão: Como a função é linear e seu erro por ser simetrico será compensado, é necessário apenas 1 iteração, tornando quanto maior o numero de threads menor o ganho pois se torna muito custoso a criação e manutenção das mesmas.</text:span></text:p>
      <text:p text:style-name="P68"><text:span text:style-name="T12"/></text:p>
      <text:p text:style-name="P43"><text:span text:style-name="T1">3.2 <text:s/>Função 2<text:line-break/><text:tab/></text:span><text:span text:style-name="T10">A função f</text:span><text:span text:style-name="T9"> (x) = √1 − x</text:span><text:span text:style-name="T65">2</text:span><text:span text:style-name="T9">, −1 &lt; x &lt; 1, </text:span><text:span text:style-name="T10">apelidada como função </text:span><text:span text:style-name="T16">parabola</text:span><text:span text:style-name="T10">, pode ser vista na solução sequencial em </text:span><text:span text:style-name="T16">parabola</text:span><text:span text:style-name="T10">Sequencial.c e na solução concorrente em </text:span><text:span text:style-name="T16">parabola</text:span><text:span text:style-name="T10">Paralela.c.</text:span></text:p>
      <text:p text:style-name="P43"><text:span text:style-name="T10"/></text:p>
      <text:p text:style-name="P83"><text:span text:style-name="T3">3.2.1 <text:s/>Saída Esperada e Saída Real<text:line-break/><text:tab/></text:span><text:span text:style-name="T38">Caso </text:span><text:span text:style-name="T39">1</text:span></text:p>
      <text:p text:style-name="P57"><text:span text:style-name="T6">Limite de integração: </text:span><text:span text:style-name="T17">[-1, 1]</text:span></text:p>
      <text:p text:style-name="P57"><text:span text:style-name="T6">Erro: 0.00001</text:span></text:p>
      <text:p text:style-name="P57"><text:span text:style-name="T6">Saída Esperada (de acordo com o Wolfram): </text:span><text:span text:style-name="T17">1.5708</text:span></text:p>
      <text:p text:style-name="P58"><text:span text:style-name="T6">Situação: </text:span><text:span text:style-name="T112">APROVADO</text:span></text:p>
      <text:p text:style-name="P58"><text:span text:style-name="T6">Saída Sequencial: </text:span><text:span text:style-name="T19">1.570802</text:span></text:p>
      <text:p text:style-name="P58"><text:span text:style-name="T57">Saída Paralela para </text:span><text:span text:style-name="T59">de 1 até 8</text:span><text:span text:style-name="T57"> thread</text:span><text:span text:style-name="T59">s</text:span><text:span text:style-name="T57">: </text:span><text:span text:style-name="T19">1.570802</text:span></text:p>
      <text:p text:style-name="P57"><text:span text:style-name="T57"/></text:p>
      <text:p text:style-name="P105"><text:span text:style-name="T63"><text:tab/></text:span><text:span text:style-name="T38">Caso </text:span><text:span text:style-name="T39">2</text:span></text:p>
      <text:p text:style-name="P57"><text:span text:style-name="T6">Limite de integração: </text:span><text:span text:style-name="T17">[0, 1]</text:span></text:p>
      <text:p text:style-name="P57"><text:span text:style-name="T6">Erro: 0.00001</text:span></text:p>
      <text:p text:style-name="P57"><text:span text:style-name="T6">Saída Esperada (de acordo com o Wolfram): </text:span><text:span text:style-name="T17">0.78540</text:span></text:p>
      <text:p text:style-name="P58"><text:span text:style-name="T6">Situação: </text:span><text:span text:style-name="T112">APROVADO</text:span></text:p>
      <text:p text:style-name="P58"><text:span text:style-name="T6">Saída Sequencial: </text:span><text:span text:style-name="T19">0.785401</text:span></text:p>
      <text:p text:style-name="P58"><text:span text:style-name="T57">Saída Paralela para </text:span><text:span text:style-name="T59">de 1 até 8</text:span><text:span text:style-name="T57"> thread</text:span><text:span text:style-name="T59">s</text:span><text:span text:style-name="T57">: </text:span><text:span text:style-name="T19">0.785401</text:span></text:p>
      <text:p text:style-name="P53"><text:span text:style-name="T58"/></text:p>
      <text:p text:style-name="P50">3.2.2 <text:s/>Ganho de Desempenho<text:line-break/><text:tab/><text:span text:style-name="T44">Caso </text:span><text:span text:style-name="T45">1</text:span></text:p>
      <text:p text:style-name="P57"><text:span text:style-name="T6">Limite de integração: </text:span><text:span text:style-name="T17">[-1, 1]</text:span></text:p>
      <text:p text:style-name="P57"><text:span text:style-name="T6">Erro: 0.00001</text:span></text:p>
      <text:p text:style-name="P70"><text:span text:style-name="T12">Tempo Sequencial: </text:span><text:span text:style-name="T18">0.00009584</text:span></text:p>
      <text:p text:style-name="P70"><text:span text:style-name="T12">Ganho Real para 1 thread: </text:span><text:span text:style-name="T18">0.15556673754605807781</text:span></text:p>
      <text:p text:style-name="P70"><text:span text:style-name="T12">Ganho Real para 2 thread: </text:span><text:span text:style-name="T18">0.08757790083520660854</text:span></text:p>
      <text:p text:style-name="P70"><text:span text:style-name="T12">Ganho Real para 3 thread: </text:span><text:span text:style-name="T18">0.05824935433230364105</text:span></text:p>
      <text:p text:style-name="P70"><text:span text:style-name="T12">Ganho Real para 4 thread: </text:span><text:span text:style-name="T18">0.06937812561806006837</text:span></text:p>
      <text:p text:style-name="P70"><text:span text:style-name="T12">Ganho Real para 5 thread: </text:span><text:span text:style-name="T18">0.12216504875359436144</text:span></text:p>
      <text:p text:style-name="P70"><text:span text:style-name="T12">Ganho Real para 6 thread: </text:span><text:span text:style-name="T18">0.03827456864216054013</text:span></text:p>
      <text:p text:style-name="P70"><text:span text:style-name="T12">Ganho Real para 7 thread: </text:span><text:span text:style-name="T18">0.08415063082962198240</text:span></text:p>
      <text:p text:style-name="P70"><text:span text:style-name="T12">Ganho Real para 8 thread: </text:span><text:span text:style-name="T18">0.06280181772878822035</text:span></text:p>
      <text:p text:style-name="P98"><text:span text:style-name="T44"><text:tab/></text:span></text:p>
      <text:p text:style-name="P98"><text:span text:style-name="T44"><text:tab/>Caso </text:span><text:span text:style-name="T46">2</text:span></text:p>
      <text:p text:style-name="P57"><text:span text:style-name="T6">Limite de integração: </text:span><text:span text:style-name="T17">[0, 1]</text:span></text:p>
      <text:p text:style-name="P57"><text:span text:style-name="T6">Erro: 0.00001</text:span></text:p>
      <text:p text:style-name="P70"><text:span text:style-name="T12">Tempo Sequencial: </text:span><text:span text:style-name="T18">0.00004005</text:span></text:p>
      <text:p text:style-name="P70"><text:span text:style-name="T12">Ganho Real para 1 thread: </text:span><text:span text:style-name="T18">0.09887179993581356308</text:span></text:p>
      <text:p text:style-name="P70"><text:span text:style-name="T12">Ganho Real para 2 thread: </text:span><text:span text:style-name="T18">0.07884721383763353368</text:span></text:p>
      <text:p text:style-name="P70"><text:span text:style-name="T12">Ganho Real para 3 thread: </text:span><text:span text:style-name="T18">0.05461520280711961165</text:span></text:p>
      <text:p text:style-name="P70"><text:span text:style-name="T12">Ganho Real para 4 thread: </text:span><text:span text:style-name="T18">0.03746036321706543672</text:span></text:p>
      <text:p text:style-name="P70"><text:span text:style-name="T12">Ganho Real para 5 thread: </text:span><text:span text:style-name="T18">0.06162209236992920552</text:span></text:p>
      <text:p text:style-name="P70"><text:span text:style-name="T12">Ganho Real para 6 thread: </text:span><text:span text:style-name="T18">0.03071334763020963210</text:span></text:p>
      <text:p text:style-name="P70"><text:span text:style-name="T12">Ganho Real para 7 thread: </text:span><text:span text:style-name="T18">0.03919428725410940447</text:span></text:p>
      <text:p text:style-name="P70"><text:span text:style-name="T12">Ganho Real para 8 thread: </text:span><text:span text:style-name="T18">0.02432368968672318442</text:span></text:p>
      <text:p text:style-name="P50"><text:span text:style-name="T53"/></text:p>
      <text:p text:style-name="P43"><text:s/><text:span text:style-name="T1">3.3 <text:s/>Função 3<text:line-break/><text:tab/></text:span><text:span text:style-name="T10">A função f</text:span><text:span text:style-name="T9"> (x) = √1 + x</text:span><text:span text:style-name="T65">4</text:span><text:span text:style-name="T9">, </text:span><text:span text:style-name="T10">apelidada como função </text:span><text:span text:style-name="T16">exponencial</text:span><text:span text:style-name="T10">, pode ser vista na solução sequencial em </text:span><text:span text:style-name="T16">exponencial</text:span><text:span text:style-name="T10">Sequencial.c e na solução concorrente em </text:span><text:span text:style-name="T16">exponencial</text:span><text:span text:style-name="T10">Paralela.c.</text:span></text:p>
      <text:p text:style-name="P83"><text:s/><text:span text:style-name="T3">3.3.1 <text:s/>Saída Esperada e Saída Real<text:line-break/><text:tab/></text:span><text:span text:style-name="T38">Caso </text:span><text:span text:style-name="T41">1</text:span></text:p>
      <text:p text:style-name="P57"><text:span text:style-name="T6">Limite de integração: </text:span><text:span text:style-name="T21">[0, 20]</text:span></text:p>
      <text:p text:style-name="P57"><text:span text:style-name="T6">Erro: 0.00001</text:span></text:p>
      <text:p text:style-name="P57"><text:span text:style-name="T6">Saída Esperada (de acordo com o Wolfram): </text:span><text:span text:style-name="T21">2667.88</text:span></text:p>
      <text:p text:style-name="P60"><text:soft-page-break/><text:span text:style-name="T6">Situação: </text:span><text:span text:style-name="T112">APROVADO</text:span></text:p>
      <text:p text:style-name="P60"><text:span text:style-name="T6">Saída Sequencial: </text:span><text:span text:style-name="T21">2667.87771398</text:span></text:p>
      <text:p text:style-name="P60"><text:span text:style-name="T57">Saída Paralela para </text:span><text:span text:style-name="T59">de 1 até 8</text:span><text:span text:style-name="T57"> thread</text:span><text:span text:style-name="T59">s</text:span><text:span text:style-name="T57">: </text:span><text:span text:style-name="T60">2667.87771398</text:span></text:p>
      <text:p text:style-name="P57"><text:span text:style-name="T57"/></text:p>
      <text:p text:style-name="P108"><text:span text:style-name="T38"><text:tab/>Caso </text:span><text:span text:style-name="T41">2</text:span></text:p>
      <text:p text:style-name="P60"><text:span text:style-name="T6">Limite de integração: </text:span><text:span text:style-name="T21">[-50, 50]</text:span></text:p>
      <text:p text:style-name="P60"><text:span text:style-name="T6">Erro: 0.00001</text:span></text:p>
      <text:p text:style-name="P60"><text:span text:style-name="T6">Saída Esperada (de acordo com o Wolfram): </text:span><text:span text:style-name="T21">83335.8</text:span></text:p>
      <text:p text:style-name="P60"><text:span text:style-name="T6">Situação: </text:span><text:span text:style-name="T112">APROVADO</text:span></text:p>
      <text:p text:style-name="P60"><text:span text:style-name="T6">Saída Sequencial: </text:span><text:span text:style-name="T21">83335.78543169</text:span></text:p>
      <text:p text:style-name="P60"><text:span text:style-name="T57">Saída Paralela para </text:span><text:span text:style-name="T59">de 1 até 8</text:span><text:span text:style-name="T57"> thread</text:span><text:span text:style-name="T59">s</text:span><text:span text:style-name="T57">: </text:span><text:span text:style-name="T60">83335.78543169</text:span></text:p>
      <text:p text:style-name="P60"><text:span text:style-name="T57"/></text:p>
      <text:p text:style-name="P108"><text:span text:style-name="T38"><text:tab/>Caso </text:span><text:span text:style-name="T41">3</text:span></text:p>
      <text:p text:style-name="P60"><text:span text:style-name="T6">Limite de integração: </text:span><text:span text:style-name="T21">[30, 100]</text:span></text:p>
      <text:p text:style-name="P60"><text:span text:style-name="T6">Erro: 0.00001</text:span></text:p>
      <text:p text:style-name="P60"><text:span text:style-name="T6">Saída Esperada (de acordo com o Wolfram): </text:span><text:span text:style-name="T21">324 333</text:span></text:p>
      <text:p text:style-name="P60"><text:span text:style-name="T6">Situação: </text:span><text:span text:style-name="T112">APROVADO</text:span></text:p>
      <text:p text:style-name="P60"><text:span text:style-name="T6">Saída Sequencial: </text:span><text:span text:style-name="T21">324333.34499833</text:span></text:p>
      <text:p text:style-name="P60"><text:span text:style-name="T57">Saída Paralela para </text:span><text:span text:style-name="T59">de 1 até 8</text:span><text:span text:style-name="T57"> thread</text:span><text:span text:style-name="T59">s</text:span><text:span text:style-name="T57">: </text:span><text:span text:style-name="T60">324333.34499833</text:span></text:p>
      <text:p text:style-name="P57"><text:span text:style-name="T57"/></text:p>
      <text:p text:style-name="P51"><text:s/>3.3.2 <text:s/>Ganho de Desempenho<text:line-break/><text:tab/><text:span text:style-name="T44">Caso </text:span><text:span text:style-name="T45">1</text:span></text:p>
      <text:p text:style-name="P60"><text:span text:style-name="T6">Limite de integração: </text:span><text:span text:style-name="T22">[0, 20]</text:span></text:p>
      <text:p text:style-name="P60"><text:span text:style-name="T6">Erro: 0.00001</text:span></text:p>
      <text:p text:style-name="P73"><text:span text:style-name="T12">Tempo Sequencial: </text:span><text:span text:style-name="T23">0.00481009</text:span></text:p>
      <text:p text:style-name="P73"><text:span text:style-name="T12">Ganho Real para 1 thread: </text:span><text:span text:style-name="T23">0.97723352599981715307</text:span></text:p>
      <text:p text:style-name="P73"><text:span text:style-name="T12">Ganho Real para 2 thread: </text:span><text:span text:style-name="T23">1.04059553503169957605</text:span></text:p>
      <text:p text:style-name="P73"><text:span text:style-name="T12">Ganho Real para 3 thread: </text:span><text:span text:style-name="T23">1.04034968408233628822</text:span></text:p>
      <text:p text:style-name="P73"><text:span text:style-name="T12">Ganho Real para 4 thread: </text:span><text:span text:style-name="T23">1.32995042658666836875</text:span></text:p>
      <text:p text:style-name="P73"><text:span text:style-name="T12">Ganho Real para 5 thread: </text:span><text:span text:style-name="T23">1.01563073695253081563</text:span></text:p>
      <text:p text:style-name="P73"><text:span text:style-name="T12">Ganho Real para 6 thread: </text:span><text:span text:style-name="T23">0.98728392456305277900</text:span></text:p>
      <text:p text:style-name="P73"><text:span text:style-name="T12">Ganho Real para 7 thread: </text:span><text:span text:style-name="T23">1.14780063452169719067</text:span></text:p>
      <text:p text:style-name="P73"><text:span text:style-name="T12">Ganho Real para 8 thread: </text:span><text:span text:style-name="T23">1.22357881364903489890</text:span></text:p>
      <text:p text:style-name="P71"><text:span text:style-name="T12"/></text:p>
      <text:p text:style-name="P99"><text:span text:style-name="T44"><text:tab/>Caso </text:span><text:span text:style-name="T47">2</text:span></text:p>
      <text:p text:style-name="P61"><text:span text:style-name="T6">Limite de integração: </text:span><text:span text:style-name="T22">[-50, 50]</text:span></text:p>
      <text:p text:style-name="P61"><text:span text:style-name="T6">Erro: 0.00001</text:span></text:p>
      <text:p text:style-name="P73"><text:span text:style-name="T12">Tempo Sequencial: </text:span><text:span text:style-name="T23">0.04423904</text:span></text:p>
      <text:p text:style-name="P73"><text:span text:style-name="T12">Ganho Real para 1 thread: </text:span><text:span text:style-name="T23">.79330798079906413716</text:span></text:p>
      <text:p text:style-name="P73"><text:span text:style-name="T12">Ganho Real para 2 thread: </text:span><text:span text:style-name="T23">1.39837061385623452093</text:span></text:p>
      <text:p text:style-name="P73"><text:span text:style-name="T12">Ganho Real para 3 thread: </text:span><text:span text:style-name="T23">2.13515797035640444977</text:span></text:p>
      <text:p text:style-name="P73"><text:span text:style-name="T12">Ganho Real para 4 thread: </text:span><text:span text:style-name="T23">2.25279632552918718288</text:span></text:p>
      <text:p text:style-name="P73"><text:span text:style-name="T12">Ganho Real para 5 thread: </text:span><text:span text:style-name="T23">1.89073759236251879945</text:span></text:p>
      <text:p text:style-name="P73"><text:span text:style-name="T12">Ganho Real para 6 thread: </text:span><text:span text:style-name="T23">1.55709567358897490932</text:span></text:p>
      <text:p text:style-name="P73"><text:span text:style-name="T12">Ganho Real para 7 thread: </text:span><text:span text:style-name="T23">1.63241565127865479260</text:span></text:p>
      <text:p text:style-name="P73"><text:span text:style-name="T12">Ganho Real para 8 thread: </text:span><text:span text:style-name="T23">1.62857759214142721565</text:span></text:p>
      <text:p text:style-name="P95"><text:span text:style-name="T23"><text:tab/></text:span></text:p>
      <text:p text:style-name="P95"><text:span text:style-name="T23"><text:tab/></text:span><text:span text:style-name="T24">Conclusão: Quanto maior o valor da entrada consequentemente haverão mais partes a serem calculadas, então quanto mais thread estão em execução, melhor é o desempenho. Mas há o limite de 4 processadores na maquina usada e por isso a melhor opção são 4 threads.</text:span></text:p>
      <text:p text:style-name="P95"><text:span text:style-name="T24"/></text:p>
      <text:p text:style-name="P44"><text:soft-page-break/><text:s/><text:span text:style-name="T1">3.4 <text:s/>Função 4<text:line-break/><text:tab/></text:span><text:span text:style-name="T10">A função f</text:span><text:span text:style-name="T9"> (x) = sen(x</text:span><text:span text:style-name="T65">2</text:span><text:span text:style-name="T9">), </text:span><text:span text:style-name="T10">apelidada como função</text:span><text:span text:style-name="T16"> </text:span><text:span text:style-name="T17">seno</text:span><text:span text:style-name="T10">, pode ser vista na solução sequencial em </text:span><text:span text:style-name="T17">seno</text:span><text:span text:style-name="T10">Sequencial.c e na solução concorrente em </text:span><text:span text:style-name="T17">seno</text:span><text:span text:style-name="T10">Paralela.c.</text:span></text:p>
      <text:p text:style-name="P83"><text:s/><text:span text:style-name="T3">3.4.1 <text:s/>Saída Esperada e Saída Real<text:line-break/><text:tab/></text:span><text:span text:style-name="T38">Caso </text:span><text:span text:style-name="T40">1</text:span></text:p>
      <text:p text:style-name="P57"><text:span text:style-name="T6">Limite de integração: </text:span><text:span text:style-name="T25">[0, 10]</text:span></text:p>
      <text:p text:style-name="P57"><text:span text:style-name="T6">Erro: 0.00001</text:span></text:p>
      <text:p text:style-name="P57"><text:span text:style-name="T6">Saída Esperada (de acordo com o Wolfram): </text:span><text:span text:style-name="T25">0.583671</text:span></text:p>
      <text:p text:style-name="P62"><text:span text:style-name="T6">Situação: </text:span><text:span text:style-name="T112">APROVADO</text:span></text:p>
      <text:p text:style-name="P62"><text:span text:style-name="T6">Saída Sequencial: </text:span><text:span text:style-name="T26">0.58366983</text:span></text:p>
      <text:p text:style-name="P62"><text:span text:style-name="T57">Saída Paralela para </text:span><text:span text:style-name="T59">de 1 até 8</text:span><text:span text:style-name="T57"> thread</text:span><text:span text:style-name="T59">s</text:span><text:span text:style-name="T57">: </text:span><text:span text:style-name="T61">0.58366983</text:span></text:p>
      <text:p text:style-name="P57"><text:span text:style-name="T57"/></text:p>
      <text:p text:style-name="P106"><text:span text:style-name="T38"><text:tab/>Caso </text:span><text:span text:style-name="T40">2</text:span></text:p>
      <text:p text:style-name="P59"><text:span text:style-name="T6">Limite de integração: </text:span><text:span text:style-name="T25">[-30, 0]</text:span></text:p>
      <text:p text:style-name="P59"><text:span text:style-name="T6">Erro: 0.00001</text:span></text:p>
      <text:p text:style-name="P59"><text:span text:style-name="T6">Saída Esperada (de acordo com o Wolfram): </text:span><text:span text:style-name="T25">0.625544</text:span></text:p>
      <text:p text:style-name="P63"><text:span text:style-name="T6">Situação: </text:span><text:span text:style-name="T112">APROVADO</text:span></text:p>
      <text:p text:style-name="P62"><text:span text:style-name="T6">Saída Sequencial: </text:span><text:span text:style-name="T26">0.62554149</text:span></text:p>
      <text:p text:style-name="P62"><text:span text:style-name="T57">Saída Paralela para </text:span><text:span text:style-name="T59">de 1 até 8</text:span><text:span text:style-name="T57"> thread</text:span><text:span text:style-name="T59">s</text:span><text:span text:style-name="T57">: </text:span><text:span text:style-name="T61">0.62554149</text:span></text:p>
      <text:p text:style-name="P59"><text:span text:style-name="T57"/></text:p>
      <text:p text:style-name="P106"><text:span text:style-name="T38"><text:tab/>Caso </text:span><text:span text:style-name="T40">3</text:span></text:p>
      <text:p text:style-name="P59"><text:span text:style-name="T6">Limite de integração: </text:span><text:span text:style-name="T25">[-50, 100]</text:span></text:p>
      <text:p text:style-name="P59"><text:span text:style-name="T6">Erro: 0.00001</text:span></text:p>
      <text:p text:style-name="P59"><text:span text:style-name="T6">Saída Esperada (de acordo com o Wolfram): </text:span><text:span text:style-name="T25">1.25048</text:span></text:p>
      <text:p text:style-name="P62"><text:span text:style-name="T6">Situação: </text:span><text:span text:style-name="T112">APROVADO</text:span></text:p>
      <text:p text:style-name="P62"><text:span text:style-name="T6">Saída Sequencial: </text:span><text:span text:style-name="T26">1.25047960</text:span></text:p>
      <text:p text:style-name="P62"><text:span text:style-name="T57">Saída Paralela para </text:span><text:span text:style-name="T59">de 1 até 8</text:span><text:span text:style-name="T57"> thread</text:span><text:span text:style-name="T59">s</text:span><text:span text:style-name="T57">: </text:span><text:span text:style-name="T61">1.25047960</text:span></text:p>
      <text:p text:style-name="P57"><text:span text:style-name="T57"/></text:p>
      <text:p text:style-name="P52"><text:s/>3.4.2 <text:s/>Ganho de Desempenho<text:line-break/><text:tab/><text:span text:style-name="T44">Caso </text:span><text:span text:style-name="T48">1</text:span></text:p>
      <text:p text:style-name="P64"><text:span text:style-name="T6">Limite de integração: </text:span><text:span text:style-name="T25">[0, 10]</text:span></text:p>
      <text:p text:style-name="P61"><text:span text:style-name="T6">Erro: 0.00001</text:span></text:p>
      <text:p text:style-name="P74"><text:span text:style-name="T12">Tempo Sequencial: </text:span><text:span text:style-name="T89">0.00086093</text:span></text:p>
      <text:p text:style-name="P74"><text:span text:style-name="T12">Ganho Real para 1 thread: </text:span><text:span text:style-name="T27">0.65416733152491888729</text:span></text:p>
      <text:p text:style-name="P74"><text:span text:style-name="T12">Ganho Real para 2 thread: </text:span><text:span text:style-name="T27">1.07090738593171716947</text:span></text:p>
      <text:p text:style-name="P74"><text:span text:style-name="T12">Ganho Real para 3 thread: </text:span><text:span text:style-name="T27">0.60506471405598663564</text:span></text:p>
      <text:p text:style-name="P74"><text:span text:style-name="T12">Ganho Real para 4 thread: </text:span><text:span text:style-name="T27">1.10775096909756185921</text:span></text:p>
      <text:p text:style-name="P74"><text:span text:style-name="T12">Ganho Real para 5 thread: </text:span><text:span text:style-name="T27">0.64840442338072669826</text:span></text:p>
      <text:p text:style-name="P74"><text:span text:style-name="T12">Ganho Real para 6 thread: </text:span><text:span text:style-name="T27">0.46352353379509167979</text:span></text:p>
      <text:p text:style-name="P74"><text:span text:style-name="T12">Ganho Real para 7 thread: </text:span><text:span text:style-name="T27">0.42051500433931853832</text:span></text:p>
      <text:p text:style-name="P74"><text:span text:style-name="T12">Ganho Real para 8 thread: </text:span><text:span text:style-name="T27">0.46307249329535768487</text:span></text:p>
      <text:p text:style-name="P72"><text:span text:style-name="T12"/></text:p>
      <text:p text:style-name="P99"><text:span text:style-name="T47"><text:tab/></text:span><text:span text:style-name="T44">Caso </text:span><text:span text:style-name="T48">3</text:span></text:p>
      <text:p text:style-name="P64"><text:span text:style-name="T6">Limite de integração: </text:span><text:span text:style-name="T25">[-50, 100]</text:span></text:p>
      <text:p text:style-name="P61"><text:span text:style-name="T6">Erro: 0.00001</text:span></text:p>
      <text:p text:style-name="P72"><text:span text:style-name="T12">Tempo Sequencial: </text:span></text:p>
      <text:p text:style-name="P74"><text:span text:style-name="T12">Ganho Real para 1 thread: </text:span><text:span text:style-name="T27">1.10507493399628374432</text:span></text:p>
      <text:p text:style-name="P74"><text:span text:style-name="T12">Ganho Real para 2 thread: </text:span><text:span text:style-name="T27">1.21785849337576591138</text:span></text:p>
      <text:p text:style-name="P74"><text:soft-page-break/><text:span text:style-name="T12">Ganho Real para 3 thread: </text:span><text:span text:style-name="T27">1.34835852977289461411</text:span></text:p>
      <text:p text:style-name="P74"><text:span text:style-name="T12">Ganho Real para 4 thread: </text:span><text:span text:style-name="T27">2.77469337710776982727</text:span></text:p>
      <text:p text:style-name="P75"><text:span text:style-name="T12">Ganho Real para 5 thread: </text:span><text:span text:style-name="T28">2.06751266735045442019</text:span></text:p>
      <text:p text:style-name="P76"><text:span text:style-name="T12">Ganho Real para 6 thread: </text:span><text:span text:style-name="T29">1.59765718611658419440</text:span></text:p>
      <text:p text:style-name="P76"><text:span text:style-name="T12">Ganho Real para 7 thread: </text:span><text:span text:style-name="T29">1.41858223973243388792</text:span></text:p>
      <text:p text:style-name="P76"><text:span text:style-name="T12">Ganho Real para 8 thread: </text:span><text:span text:style-name="T29">1.70434457015075437491</text:span></text:p>
      <text:p text:style-name="P72"><text:span text:style-name="T12"/></text:p>
      <text:p text:style-name="P45"><text:s/>3.5 <text:s/>Função 5<text:line-break/><text:tab/><text:span text:style-name="T53">A função f</text:span><text:span text:style-name="T54"> (x) = cos(e</text:span><text:span text:style-name="T66">−x</text:span><text:span text:style-name="T54">) * (0.005 * x</text:span><text:span text:style-name="T66">3 <text:s/></text:span><text:span text:style-name="T54">+ 1), </text:span><text:span text:style-name="T53">apelidada como função </text:span><text:span text:style-name="T55">elefante</text:span><text:span text:style-name="T53">, pode ser vista na solução sequencial em </text:span><text:span text:style-name="T55">elefante</text:span><text:span text:style-name="T53">Sequencial.c e na solução concorrente em </text:span><text:span text:style-name="T55">elefante</text:span><text:span text:style-name="T53">Paralela.c.</text:span></text:p>
      <text:p text:style-name="P86"><text:s/><text:span text:style-name="T3">3.5.1 <text:s/>Saída Esperada e Saída Real<text:line-break/><text:tab/></text:span><text:span text:style-name="T38">Caso </text:span><text:span text:style-name="T40">1</text:span></text:p>
      <text:p text:style-name="P61"><text:span text:style-name="T6">Limite de integração: </text:span><text:span text:style-name="T30">[0, 20]</text:span></text:p>
      <text:p text:style-name="P61"><text:span text:style-name="T6">Erro: 0.00001</text:span></text:p>
      <text:p text:style-name="P61"><text:span text:style-name="T6">Saída Esperada (de acordo com o Wolfram): </text:span><text:span text:style-name="T30">219.759</text:span></text:p>
      <text:p text:style-name="P61"><text:span text:style-name="T6">Situação: </text:span></text:p>
      <text:p text:style-name="P65"><text:span text:style-name="T6">Saída Sequencial: </text:span><text:span text:style-name="T32">219.75925433</text:span></text:p>
      <text:p text:style-name="P65"><text:span text:style-name="T57">Saída Paralela para </text:span><text:span text:style-name="T59">de 1 até 8</text:span><text:span text:style-name="T57"> thread</text:span><text:span text:style-name="T59">s</text:span><text:span text:style-name="T57">: </text:span><text:span text:style-name="T62">219.75923511</text:span></text:p>
      <text:p text:style-name="P61"><text:span text:style-name="T57"/></text:p>
      <text:p text:style-name="P110"><text:span text:style-name="T38"><text:tab/>Caso </text:span><text:span text:style-name="T40">2</text:span></text:p>
      <text:p text:style-name="P61"><text:span text:style-name="T6">Limite de integração: </text:span><text:span text:style-name="T31">[10, 100]</text:span></text:p>
      <text:p text:style-name="P61"><text:span text:style-name="T6">Erro: 0.00001</text:span></text:p>
      <text:p text:style-name="P61"><text:span text:style-name="T6">Saída Esperada (de acordo com o Wolfram): </text:span><text:span text:style-name="T31">125077</text:span></text:p>
      <text:p text:style-name="P61"><text:span text:style-name="T6">Situação: </text:span></text:p>
      <text:p text:style-name="P65"><text:span text:style-name="T6">Saída Sequencial: </text:span><text:span text:style-name="T32">125077.49999708</text:span></text:p>
      <text:p text:style-name="P65"><text:span text:style-name="T57">Saída Paralela para </text:span><text:span text:style-name="T59">de 1 até 8</text:span><text:span text:style-name="T57"> thread</text:span><text:span text:style-name="T59">s</text:span><text:span text:style-name="T57">: </text:span><text:span text:style-name="T62">125077.49998833</text:span></text:p>
      <text:p text:style-name="P61"><text:span text:style-name="T57"/></text:p>
      <text:p text:style-name="P110"><text:span text:style-name="T38"><text:tab/>Caso </text:span><text:span text:style-name="T40">3</text:span></text:p>
      <text:p text:style-name="P61"><text:span text:style-name="T6">Limite de integração: </text:span><text:span text:style-name="T31">[-</text:span><text:span text:style-name="T32">1</text:span><text:span text:style-name="T31">0, 40]</text:span></text:p>
      <text:p text:style-name="P61"><text:span text:style-name="T6">Erro: 0.00001</text:span></text:p>
      <text:p text:style-name="P61"><text:span text:style-name="T6">Saída Esperada (de acordo com o Wolfram): </text:span><text:span text:style-name="T31">3239.42</text:span></text:p>
      <text:p text:style-name="P61"><text:span text:style-name="T6">Situação: </text:span></text:p>
      <text:p text:style-name="P65"><text:span text:style-name="T6">Saída Sequencial: </text:span><text:span text:style-name="T32">3239.42245489</text:span></text:p>
      <text:p text:style-name="P65"><text:span text:style-name="T57">Saída Paralela para </text:span><text:span text:style-name="T59">de 1 até 8</text:span><text:span text:style-name="T57"> thread</text:span><text:span text:style-name="T59">s</text:span><text:span text:style-name="T57">: </text:span><text:span text:style-name="T62">3239.42245938</text:span></text:p>
      <text:p text:style-name="P57"><text:span text:style-name="T57"/></text:p>
      <text:p text:style-name="P52"><text:s/>3.5.2 <text:s/>Ganho de Desempenho<text:line-break/><text:tab/><text:span text:style-name="T44">Caso </text:span><text:span text:style-name="T49">2</text:span></text:p>
      <text:p text:style-name="P61"><text:span text:style-name="T6">Limite de integração: </text:span><text:span text:style-name="T32">[10, 100]</text:span></text:p>
      <text:p text:style-name="P61"><text:span text:style-name="T6">Erro: 0.00001</text:span></text:p>
      <text:p text:style-name="P77"><text:span text:style-name="T12">Tempo Sequencial: </text:span><text:span text:style-name="T32">0.03894901</text:span></text:p>
      <text:p text:style-name="P77"><text:span text:style-name="T12">Ganho Real para 1 thread: </text:span><text:span text:style-name="T32">0.92737725332209499727</text:span></text:p>
      <text:p text:style-name="P77"><text:span text:style-name="T12">Ganho Real para 2 thread: </text:span><text:span text:style-name="T32">1.27982814985665394204</text:span></text:p>
      <text:p text:style-name="P77"><text:span text:style-name="T12">Ganho Real para 3 thread: </text:span><text:span text:style-name="T32">1.77156115926801505997</text:span></text:p>
      <text:p text:style-name="P77"><text:span text:style-name="T12">Ganho Real para 4 thread: </text:span><text:span text:style-name="T32">1.62543339530148845463</text:span></text:p>
      <text:p text:style-name="P77"><text:span text:style-name="T12">Ganho Real para 5 thread: <text:tab/></text:span><text:span text:style-name="T32">1.59226783726969209842</text:span></text:p>
      <text:p text:style-name="P77"><text:span text:style-name="T12">Ganho Real para 6 thread: </text:span><text:span text:style-name="T32">1.70850844609533917042</text:span></text:p>
      <text:p text:style-name="P78"><text:span text:style-name="T12">Ganho Real para 7 thread: </text:span><text:span text:style-name="T33">1.76829728771209750050</text:span></text:p>
      <text:p text:style-name="P78"><text:span text:style-name="T12">Ganho Real para 8 thread: </text:span><text:span text:style-name="T33">1.89147951890771425339</text:span></text:p>
      <text:p text:style-name="P72"><text:soft-page-break/><text:span text:style-name="T12"/></text:p>
      <text:p text:style-name="P99"><text:span text:style-name="T47"><text:tab/></text:span><text:span text:style-name="T44">Caso </text:span><text:span text:style-name="T49">2</text:span></text:p>
      <text:p text:style-name="P61"><text:span text:style-name="T6">Limite de integração: </text:span><text:span text:style-name="T32">[-10, 40]</text:span></text:p>
      <text:p text:style-name="P61"><text:span text:style-name="T6">Erro: 0.00001</text:span></text:p>
      <text:p text:style-name="P79"><text:span text:style-name="T12">Tempo Sequencial: </text:span><text:span text:style-name="T34">0.65455103</text:span></text:p>
      <text:p text:style-name="P79"><text:span text:style-name="T12">Ganho Real para 1 thread: </text:span><text:span text:style-name="T34">0.92126304845554514822</text:span></text:p>
      <text:p text:style-name="P79"><text:span text:style-name="T12">Ganho Real para 2 thread: </text:span><text:span text:style-name="T34">1.24641002549244750740</text:span></text:p>
      <text:p text:style-name="P79"><text:span text:style-name="T12">Ganho Real para 3 thread: </text:span><text:span text:style-name="T34">1.71045404196595274444</text:span></text:p>
      <text:p text:style-name="P79"><text:span text:style-name="T12">Ganho Real para 4 thread: </text:span><text:span text:style-name="T34">2.07416488898905156785</text:span></text:p>
      <text:p text:style-name="P80"><text:span text:style-name="T12">Ganho Real para 5 thread: </text:span><text:span text:style-name="T35">1.86071912596469920223</text:span></text:p>
      <text:p text:style-name="P80"><text:span text:style-name="T12">Ganho Real para 6 thread: </text:span><text:span text:style-name="T35">2.01478774076465175861</text:span></text:p>
      <text:p text:style-name="P80"><text:span text:style-name="T12">Ganho Real para 7 thread: </text:span><text:span text:style-name="T35">2.04377787043300127377</text:span></text:p>
      <text:p text:style-name="P80"><text:span text:style-name="T12">Ganho Real para 8 thread: </text:span><text:span text:style-name="T35">2.12424916262638742193</text:span></text:p>
      <text:p text:style-name="P96"><text:span text:style-name="T35"/></text:p>
      <text:p text:style-name="P96"><text:span text:style-name="T35"><text:tab/>Conclusão: Quanto maior o numero de threads, melhor é o desempenho do programa, visto que temos uma função complexa.</text:span></text:p>
      <text:p text:style-name="P72"><text:span text:style-name="T12"/></text:p>
      <text:p text:style-name="P33"><text:span text:style-name="T75"><text:s/>4 <text:s/>Considerações Finais</text:span></text:p>
      <text:p text:style-name="P34"><text:span text:style-name="T110"><text:tab/></text:span><text:bookmark text:name="docs-internal-guid-3bad2040-0f4e-ad5e-733f-a8988f210483"/><text:span text:style-name="T97">O projeto foi desenvolvido parte a parte sempre pensando na melhor forma de execução e melhor desempenho do software.</text:span></text:p>
      <text:p text:style-name="P114"><text:span text:style-name="T106"><text:tab/>O código está completamente comentado sendo de fácil entendimento. Além disso, há uma variante de debug para a versão concorrente, que mostra a execução dos programas passo a passo, imprimindo os valores dos vetores de partição e de integral, o cálculo que cada thread realiza em cada partiçao , quando cada thread é criada e quando se trava, ficando bem mais fácil acompanhar e entender o fluxo do programa.</text:span></text:p>
      <text:p text:style-name="P34"><text:span text:style-name="T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nsolas" svg:font-family="Consolas, 'Liberation Mono', Menlo, Courier, monospace"/>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15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2:47:23.584394499</meta:creation-date>
    <dc:date>2016-01-04T23:06:24.491293061</dc:date>
    <meta:editing-duration>PT2H25M57S</meta:editing-duration>
    <meta:editing-cycles>32</meta:editing-cycles>
    <meta:generator>LibreOffice/4.4.6.3$Linux_X86_64 LibreOffice_project/40m0$Build-3</meta:generator>
    <meta:document-statistic meta:table-count="0" meta:image-count="0" meta:object-count="0" meta:page-count="12" meta:paragraph-count="341" meta:word-count="2874" meta:character-count="18755" meta:non-whitespace-character-count="16029"/>
  </office:meta>
</office:document-meta>
</file>